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50Duty500Hz" table:style-name="ta1">
        <table:shapes>
          <draw:frame draw:z-index="0" draw:style-name="gr1" draw:text-style-name="P1" svg:width="637.6pt" svg:height="445.15pt" svg:x="643.97pt" svg:y="15232.59pt">
            <loext:p draw:notify-on-update-of-ranges="opAmp50Duty500Hz.A1:opAmp50Duty500Hz.A1 opAmp50Duty500Hz.A2:opAmp50Duty500Hz.A1191 opAmp50Duty500Hz.B1:opAmp50Duty500Hz.B1 opAmp50Duty500Hz.B2:opAmp50Duty500Hz.B1191 opAmp50Duty500Hz.A1:opAmp50Duty500Hz.A1 opAmp50Duty500Hz.A2:opAmp50Duty500Hz.A1191 opAmp50Duty500Hz.C1:opAmp50Duty500Hz.C1 opAmp50Duty500Hz.C2:opAmp50Duty500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233165829" calcext:value-type="float">
            <text:p>-0.233165829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19992" calcext:value-type="float">
            <text:p>0.00199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20076" calcext:value-type="float">
            <text:p>0.0020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249246231" calcext:value-type="float">
            <text:p>-0.249246231</text:p>
          </table:table-cell>
        </table:table-row>
        <table:table-row table:style-name="ro1">
          <table:table-cell office:value-type="float" office:value="0.002016" calcext:value-type="float">
            <text:p>0.002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76884422" calcext:value-type="float">
            <text:p>-0.176884422</text:p>
          </table:table-cell>
        </table:table-row>
        <table:table-row table:style-name="ro1">
          <table:table-cell office:value-type="float" office:value="0.0020244" calcext:value-type="float">
            <text:p>0.00202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20328" calcext:value-type="float">
            <text:p>0.00203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20412" calcext:value-type="float">
            <text:p>0.0020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20496" calcext:value-type="float">
            <text:p>0.0020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2058" calcext:value-type="float">
            <text:p>0.002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20664" calcext:value-type="float">
            <text:p>0.0020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20748" calcext:value-type="float">
            <text:p>0.00207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20832" calcext:value-type="float">
            <text:p>0.0020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20916" calcext:value-type="float">
            <text:p>0.00209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21084" calcext:value-type="float">
            <text:p>0.0021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21168" calcext:value-type="float">
            <text:p>0.0021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21252" calcext:value-type="float">
            <text:p>0.0021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21336" calcext:value-type="float">
            <text:p>0.0021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2142" calcext:value-type="float">
            <text:p>0.002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21504" calcext:value-type="float">
            <text:p>0.0021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21588" calcext:value-type="float">
            <text:p>0.0021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21672" calcext:value-type="float">
            <text:p>0.0021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21756" calcext:value-type="float">
            <text:p>0.0021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2184" calcext:value-type="float">
            <text:p>0.002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21924" calcext:value-type="float">
            <text:p>0.0021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22008" calcext:value-type="float">
            <text:p>0.0022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22092" calcext:value-type="float">
            <text:p>0.0022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22176" calcext:value-type="float">
            <text:p>0.0022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2226" calcext:value-type="float">
            <text:p>0.002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22344" calcext:value-type="float">
            <text:p>0.0022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22428" calcext:value-type="float">
            <text:p>0.00224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22512" calcext:value-type="float">
            <text:p>0.0022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22596" calcext:value-type="float">
            <text:p>0.00225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2268" calcext:value-type="float">
            <text:p>0.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22764" calcext:value-type="float">
            <text:p>0.0022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22848" calcext:value-type="float">
            <text:p>0.0022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22932" calcext:value-type="float">
            <text:p>0.0022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23016" calcext:value-type="float">
            <text:p>0.0023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231" calcext:value-type="float">
            <text:p>0.0023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23184" calcext:value-type="float">
            <text:p>0.0023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23268" calcext:value-type="float">
            <text:p>0.0023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3352" calcext:value-type="float">
            <text:p>0.0023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3436" calcext:value-type="float">
            <text:p>0.0023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352" calcext:value-type="float">
            <text:p>0.002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3604" calcext:value-type="float">
            <text:p>0.0023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3688" calcext:value-type="float">
            <text:p>0.0023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3772" calcext:value-type="float">
            <text:p>0.0023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3856" calcext:value-type="float">
            <text:p>0.0023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394" calcext:value-type="float">
            <text:p>0.0023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4024" calcext:value-type="float">
            <text:p>0.0024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4108" calcext:value-type="float">
            <text:p>0.0024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24192" calcext:value-type="float">
            <text:p>0.0024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276" calcext:value-type="float">
            <text:p>0.0024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444" calcext:value-type="float">
            <text:p>0.0024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24528" calcext:value-type="float">
            <text:p>0.0024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612" calcext:value-type="float">
            <text:p>0.0024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696" calcext:value-type="float">
            <text:p>0.0024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864" calcext:value-type="float">
            <text:p>0.0024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4948" calcext:value-type="float">
            <text:p>0.0024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032" calcext:value-type="float">
            <text:p>0.0025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116" calcext:value-type="float">
            <text:p>0.00251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52" calcext:value-type="float">
            <text:p>0.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284" calcext:value-type="float">
            <text:p>0.0025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5368" calcext:value-type="float">
            <text:p>0.0025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452" calcext:value-type="float">
            <text:p>0.00254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5536" calcext:value-type="float">
            <text:p>0.0025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5704" calcext:value-type="float">
            <text:p>0.0025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788" calcext:value-type="float">
            <text:p>0.0025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872" calcext:value-type="float">
            <text:p>0.0025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5956" calcext:value-type="float">
            <text:p>0.0025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04" calcext:value-type="float">
            <text:p>0.002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124" calcext:value-type="float">
            <text:p>0.00261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208" calcext:value-type="float">
            <text:p>0.0026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292" calcext:value-type="float">
            <text:p>0.0026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376" calcext:value-type="float">
            <text:p>0.0026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544" calcext:value-type="float">
            <text:p>0.0026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628" calcext:value-type="float">
            <text:p>0.0026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712" calcext:value-type="float">
            <text:p>0.0026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796" calcext:value-type="float">
            <text:p>0.0026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688" calcext:value-type="float">
            <text:p>0.002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6964" calcext:value-type="float">
            <text:p>0.0026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7048" calcext:value-type="float">
            <text:p>0.0027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7132" calcext:value-type="float">
            <text:p>0.0027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216" calcext:value-type="float">
            <text:p>0.0027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3" calcext:value-type="float">
            <text:p>0.002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7384" calcext:value-type="float">
            <text:p>0.0027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468" calcext:value-type="float">
            <text:p>0.0027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552" calcext:value-type="float">
            <text:p>0.0027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636" calcext:value-type="float">
            <text:p>0.0027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72" calcext:value-type="float">
            <text:p>0.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804" calcext:value-type="float">
            <text:p>0.0027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7888" calcext:value-type="float">
            <text:p>0.0027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7972" calcext:value-type="float">
            <text:p>0.0027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056" calcext:value-type="float">
            <text:p>0.00280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14" calcext:value-type="float">
            <text:p>0.0028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224" calcext:value-type="float">
            <text:p>0.0028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308" calcext:value-type="float">
            <text:p>0.0028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392" calcext:value-type="float">
            <text:p>0.0028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476" calcext:value-type="float">
            <text:p>0.0028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56" calcext:value-type="float">
            <text:p>0.002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644" calcext:value-type="float">
            <text:p>0.00286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728" calcext:value-type="float">
            <text:p>0.0028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812" calcext:value-type="float">
            <text:p>0.00288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896" calcext:value-type="float">
            <text:p>0.0028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898" calcext:value-type="float">
            <text:p>0.0028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064" calcext:value-type="float">
            <text:p>0.00290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148" calcext:value-type="float">
            <text:p>0.00291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232" calcext:value-type="float">
            <text:p>0.0029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316" calcext:value-type="float">
            <text:p>0.0029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4" calcext:value-type="float">
            <text:p>0.002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484" calcext:value-type="float">
            <text:p>0.0029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568" calcext:value-type="float">
            <text:p>0.0029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652" calcext:value-type="float">
            <text:p>0.0029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736" calcext:value-type="float">
            <text:p>0.0029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82" calcext:value-type="float">
            <text:p>0.0029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29904" calcext:value-type="float">
            <text:p>0.00299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29988" calcext:value-type="float">
            <text:p>0.00299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30072" calcext:value-type="float">
            <text:p>0.00300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30156" calcext:value-type="float">
            <text:p>0.00301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3024" calcext:value-type="float">
            <text:p>0.0030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30324" calcext:value-type="float">
            <text:p>0.003032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30408" calcext:value-type="float">
            <text:p>0.00304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30492" calcext:value-type="float">
            <text:p>0.00304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30576" calcext:value-type="float">
            <text:p>0.0030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3066" calcext:value-type="float">
            <text:p>0.0030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96482412" calcext:value-type="float">
            <text:p>0.096482412</text:p>
          </table:table-cell>
        </table:table-row>
        <table:table-row table:style-name="ro1">
          <table:table-cell office:value-type="float" office:value="0.0030744" calcext:value-type="float">
            <text:p>0.00307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30828" calcext:value-type="float">
            <text:p>0.0030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30912" calcext:value-type="float">
            <text:p>0.0030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30996" calcext:value-type="float">
            <text:p>0.0030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31164" calcext:value-type="float">
            <text:p>0.0031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31248" calcext:value-type="float">
            <text:p>0.0031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31332" calcext:value-type="float">
            <text:p>0.0031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1416" calcext:value-type="float">
            <text:p>0.0031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315" calcext:value-type="float">
            <text:p>0.0031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31584" calcext:value-type="float">
            <text:p>0.0031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31668" calcext:value-type="float">
            <text:p>0.0031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31752" calcext:value-type="float">
            <text:p>0.0031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31836" calcext:value-type="float">
            <text:p>0.0031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3192" calcext:value-type="float">
            <text:p>0.003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32004" calcext:value-type="float">
            <text:p>0.0032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32088" calcext:value-type="float">
            <text:p>0.0032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2172" calcext:value-type="float">
            <text:p>0.0032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2256" calcext:value-type="float">
            <text:p>0.0032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234" calcext:value-type="float">
            <text:p>0.003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32424" calcext:value-type="float">
            <text:p>0.0032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2508" calcext:value-type="float">
            <text:p>0.0032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2592" calcext:value-type="float">
            <text:p>0.0032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2676" calcext:value-type="float">
            <text:p>0.00326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276" calcext:value-type="float">
            <text:p>0.0032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2844" calcext:value-type="float">
            <text:p>0.00328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2928" calcext:value-type="float">
            <text:p>0.0032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33012" calcext:value-type="float">
            <text:p>0.0033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096" calcext:value-type="float">
            <text:p>0.0033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18" calcext:value-type="float">
            <text:p>0.0033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264" calcext:value-type="float">
            <text:p>0.0033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348" calcext:value-type="float">
            <text:p>0.00333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432" calcext:value-type="float">
            <text:p>0.00334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3516" calcext:value-type="float">
            <text:p>0.0033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6" calcext:value-type="float">
            <text:p>0.003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684" calcext:value-type="float">
            <text:p>0.00336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768" calcext:value-type="float">
            <text:p>0.0033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852" calcext:value-type="float">
            <text:p>0.00338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3936" calcext:value-type="float">
            <text:p>0.0033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02" calcext:value-type="float">
            <text:p>0.0034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104" calcext:value-type="float">
            <text:p>0.0034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188" calcext:value-type="float">
            <text:p>0.00341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272" calcext:value-type="float">
            <text:p>0.0034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356" calcext:value-type="float">
            <text:p>0.00343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44" calcext:value-type="float">
            <text:p>0.0034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524" calcext:value-type="float">
            <text:p>0.0034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608" calcext:value-type="float">
            <text:p>0.0034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692" calcext:value-type="float">
            <text:p>0.00346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776" calcext:value-type="float">
            <text:p>0.0034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486" calcext:value-type="float">
            <text:p>0.0034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4944" calcext:value-type="float">
            <text:p>0.0034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028" calcext:value-type="float">
            <text:p>0.0035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112" calcext:value-type="float">
            <text:p>0.0035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196" calcext:value-type="float">
            <text:p>0.0035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28" calcext:value-type="float">
            <text:p>0.0035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364" calcext:value-type="float">
            <text:p>0.00353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448" calcext:value-type="float">
            <text:p>0.0035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532" calcext:value-type="float">
            <text:p>0.00355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616" calcext:value-type="float">
            <text:p>0.0035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7" calcext:value-type="float">
            <text:p>0.0035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784" calcext:value-type="float">
            <text:p>0.0035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5868" calcext:value-type="float">
            <text:p>0.00358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5952" calcext:value-type="float">
            <text:p>0.0035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036" calcext:value-type="float">
            <text:p>0.00360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12" calcext:value-type="float">
            <text:p>0.0036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204" calcext:value-type="float">
            <text:p>0.00362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288" calcext:value-type="float">
            <text:p>0.0036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372" calcext:value-type="float">
            <text:p>0.00363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456" calcext:value-type="float">
            <text:p>0.0036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54" calcext:value-type="float">
            <text:p>0.0036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624" calcext:value-type="float">
            <text:p>0.0036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708" calcext:value-type="float">
            <text:p>0.0036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792" calcext:value-type="float">
            <text:p>0.0036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6876" calcext:value-type="float">
            <text:p>0.00368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696" calcext:value-type="float">
            <text:p>0.003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044" calcext:value-type="float">
            <text:p>0.00370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128" calcext:value-type="float">
            <text:p>0.0037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212" calcext:value-type="float">
            <text:p>0.0037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296" calcext:value-type="float">
            <text:p>0.00372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38" calcext:value-type="float">
            <text:p>0.00373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464" calcext:value-type="float">
            <text:p>0.0037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548" calcext:value-type="float">
            <text:p>0.00375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632" calcext:value-type="float">
            <text:p>0.0037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716" calcext:value-type="float">
            <text:p>0.0037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78" calcext:value-type="float">
            <text:p>0.003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884" calcext:value-type="float">
            <text:p>0.0037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7968" calcext:value-type="float">
            <text:p>0.0037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8052" calcext:value-type="float">
            <text:p>0.00380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8136" calcext:value-type="float">
            <text:p>0.0038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22" calcext:value-type="float">
            <text:p>0.00382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304" calcext:value-type="float">
            <text:p>0.00383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388" calcext:value-type="float">
            <text:p>0.00383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472" calcext:value-type="float">
            <text:p>0.0038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8556" calcext:value-type="float">
            <text:p>0.00385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64" calcext:value-type="float">
            <text:p>0.0038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724" calcext:value-type="float">
            <text:p>0.00387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808" calcext:value-type="float">
            <text:p>0.00388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892" calcext:value-type="float">
            <text:p>0.00388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8976" calcext:value-type="float">
            <text:p>0.0038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06" calcext:value-type="float">
            <text:p>0.0039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144" calcext:value-type="float">
            <text:p>0.00391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228" calcext:value-type="float">
            <text:p>0.00392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312" calcext:value-type="float">
            <text:p>0.00393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396" calcext:value-type="float">
            <text:p>0.00393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48" calcext:value-type="float">
            <text:p>0.0039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564" calcext:value-type="float">
            <text:p>0.00395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39648" calcext:value-type="float">
            <text:p>0.00396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732" calcext:value-type="float">
            <text:p>0.00397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816" calcext:value-type="float">
            <text:p>0.00398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9" calcext:value-type="float">
            <text:p>0.00399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39984" calcext:value-type="float">
            <text:p>0.00399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40068" calcext:value-type="float">
            <text:p>0.00400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65326633" calcext:value-type="float">
            <text:p>-0.265326633</text:p>
          </table:table-cell>
        </table:table-row>
        <table:table-row table:style-name="ro1">
          <table:table-cell office:value-type="float" office:value="0.0040152" calcext:value-type="float">
            <text:p>0.0040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40236" calcext:value-type="float">
            <text:p>0.00402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20603015" calcext:value-type="float">
            <text:p>-0.120603015</text:p>
          </table:table-cell>
        </table:table-row>
        <table:table-row table:style-name="ro1">
          <table:table-cell office:value-type="float" office:value="0.004032" calcext:value-type="float">
            <text:p>0.004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72361809" calcext:value-type="float">
            <text:p>-0.072361809</text:p>
          </table:table-cell>
        </table:table-row>
        <table:table-row table:style-name="ro1">
          <table:table-cell office:value-type="float" office:value="0.0040404" calcext:value-type="float">
            <text:p>0.0040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40488" calcext:value-type="float">
            <text:p>0.0040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40572" calcext:value-type="float">
            <text:p>0.00405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40656" calcext:value-type="float">
            <text:p>0.00406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4074" calcext:value-type="float">
            <text:p>0.0040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40824" calcext:value-type="float">
            <text:p>0.0040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40908" calcext:value-type="float">
            <text:p>0.0040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40992" calcext:value-type="float">
            <text:p>0.00409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41076" calcext:value-type="float">
            <text:p>0.00410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4116" calcext:value-type="float">
            <text:p>0.0041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41244" calcext:value-type="float">
            <text:p>0.00412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41328" calcext:value-type="float">
            <text:p>0.00413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41412" calcext:value-type="float">
            <text:p>0.00414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41496" calcext:value-type="float">
            <text:p>0.0041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4158" calcext:value-type="float">
            <text:p>0.0041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41664" calcext:value-type="float">
            <text:p>0.0041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41748" calcext:value-type="float">
            <text:p>0.0041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41832" calcext:value-type="float">
            <text:p>0.0041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41916" calcext:value-type="float">
            <text:p>0.00419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42084" calcext:value-type="float">
            <text:p>0.0042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42168" calcext:value-type="float">
            <text:p>0.0042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42252" calcext:value-type="float">
            <text:p>0.0042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42336" calcext:value-type="float">
            <text:p>0.0042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4242" calcext:value-type="float">
            <text:p>0.0042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42504" calcext:value-type="float">
            <text:p>0.0042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42588" calcext:value-type="float">
            <text:p>0.0042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42672" calcext:value-type="float">
            <text:p>0.0042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42756" calcext:value-type="float">
            <text:p>0.0042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4284" calcext:value-type="float">
            <text:p>0.004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42924" calcext:value-type="float">
            <text:p>0.0042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43008" calcext:value-type="float">
            <text:p>0.0043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43092" calcext:value-type="float">
            <text:p>0.0043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43176" calcext:value-type="float">
            <text:p>0.0043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326" calcext:value-type="float">
            <text:p>0.0043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3344" calcext:value-type="float">
            <text:p>0.0043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3428" calcext:value-type="float">
            <text:p>0.00434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3512" calcext:value-type="float">
            <text:p>0.0043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3596" calcext:value-type="float">
            <text:p>0.00435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4368" calcext:value-type="float">
            <text:p>0.004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3764" calcext:value-type="float">
            <text:p>0.0043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3848" calcext:value-type="float">
            <text:p>0.0043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3932" calcext:value-type="float">
            <text:p>0.0043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4016" calcext:value-type="float">
            <text:p>0.0044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41" calcext:value-type="float">
            <text:p>0.0044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4184" calcext:value-type="float">
            <text:p>0.0044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268" calcext:value-type="float">
            <text:p>0.0044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352" calcext:value-type="float">
            <text:p>0.0044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436" calcext:value-type="float">
            <text:p>0.0044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452" calcext:value-type="float">
            <text:p>0.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604" calcext:value-type="float">
            <text:p>0.0044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688" calcext:value-type="float">
            <text:p>0.0044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4772" calcext:value-type="float">
            <text:p>0.0044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44856" calcext:value-type="float">
            <text:p>0.0044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494" calcext:value-type="float">
            <text:p>0.0044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024" calcext:value-type="float">
            <text:p>0.0045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108" calcext:value-type="float">
            <text:p>0.0045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192" calcext:value-type="float">
            <text:p>0.0045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276" calcext:value-type="float">
            <text:p>0.0045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36" calcext:value-type="float">
            <text:p>0.004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444" calcext:value-type="float">
            <text:p>0.0045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528" calcext:value-type="float">
            <text:p>0.0045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612" calcext:value-type="float">
            <text:p>0.0045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5696" calcext:value-type="float">
            <text:p>0.0045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78" calcext:value-type="float">
            <text:p>0.0045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5864" calcext:value-type="float">
            <text:p>0.0045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5948" calcext:value-type="float">
            <text:p>0.00459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032" calcext:value-type="float">
            <text:p>0.0046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6116" calcext:value-type="float">
            <text:p>0.00461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2" calcext:value-type="float">
            <text:p>0.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284" calcext:value-type="float">
            <text:p>0.0046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368" calcext:value-type="float">
            <text:p>0.0046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452" calcext:value-type="float">
            <text:p>0.0046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6536" calcext:value-type="float">
            <text:p>0.0046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662" calcext:value-type="float">
            <text:p>0.0046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704" calcext:value-type="float">
            <text:p>0.0046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6788" calcext:value-type="float">
            <text:p>0.0046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872" calcext:value-type="float">
            <text:p>0.0046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6956" calcext:value-type="float">
            <text:p>0.0046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04" calcext:value-type="float">
            <text:p>0.0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124" calcext:value-type="float">
            <text:p>0.00471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208" calcext:value-type="float">
            <text:p>0.0047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7292" calcext:value-type="float">
            <text:p>0.0047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376" calcext:value-type="float">
            <text:p>0.0047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46" calcext:value-type="float">
            <text:p>0.0047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544" calcext:value-type="float">
            <text:p>0.0047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7628" calcext:value-type="float">
            <text:p>0.0047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712" calcext:value-type="float">
            <text:p>0.00477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796" calcext:value-type="float">
            <text:p>0.0047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88" calcext:value-type="float">
            <text:p>0.0047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7964" calcext:value-type="float">
            <text:p>0.0047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048" calcext:value-type="float">
            <text:p>0.0048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132" calcext:value-type="float">
            <text:p>0.00481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216" calcext:value-type="float">
            <text:p>0.0048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3" calcext:value-type="float">
            <text:p>0.0048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8384" calcext:value-type="float">
            <text:p>0.00483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468" calcext:value-type="float">
            <text:p>0.00484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552" calcext:value-type="float">
            <text:p>0.0048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636" calcext:value-type="float">
            <text:p>0.00486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72" calcext:value-type="float">
            <text:p>0.004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804" calcext:value-type="float">
            <text:p>0.0048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888" calcext:value-type="float">
            <text:p>0.0048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8972" calcext:value-type="float">
            <text:p>0.0048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056" calcext:value-type="float">
            <text:p>0.0049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14" calcext:value-type="float">
            <text:p>0.0049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224" calcext:value-type="float">
            <text:p>0.0049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308" calcext:value-type="float">
            <text:p>0.00493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392" calcext:value-type="float">
            <text:p>0.0049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476" calcext:value-type="float">
            <text:p>0.0049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56" calcext:value-type="float">
            <text:p>0.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644" calcext:value-type="float">
            <text:p>0.00496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728" calcext:value-type="float">
            <text:p>0.00497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812" calcext:value-type="float">
            <text:p>0.0049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49896" calcext:value-type="float">
            <text:p>0.00498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4998" calcext:value-type="float">
            <text:p>0.0049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50064" calcext:value-type="float">
            <text:p>0.00500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50148" calcext:value-type="float">
            <text:p>0.00501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50232" calcext:value-type="float">
            <text:p>0.00502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50316" calcext:value-type="float">
            <text:p>0.00503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504" calcext:value-type="float">
            <text:p>0.005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50484" calcext:value-type="float">
            <text:p>0.00504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50568" calcext:value-type="float">
            <text:p>0.00505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50652" calcext:value-type="float">
            <text:p>0.00506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50736" calcext:value-type="float">
            <text:p>0.00507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5082" calcext:value-type="float">
            <text:p>0.0050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50904" calcext:value-type="float">
            <text:p>0.0050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50988" calcext:value-type="float">
            <text:p>0.0050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51072" calcext:value-type="float">
            <text:p>0.0051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51156" calcext:value-type="float">
            <text:p>0.00511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5124" calcext:value-type="float">
            <text:p>0.0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51324" calcext:value-type="float">
            <text:p>0.00513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1408" calcext:value-type="float">
            <text:p>0.0051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51492" calcext:value-type="float">
            <text:p>0.0051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51576" calcext:value-type="float">
            <text:p>0.0051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5166" calcext:value-type="float">
            <text:p>0.0051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51744" calcext:value-type="float">
            <text:p>0.0051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51828" calcext:value-type="float">
            <text:p>0.0051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51912" calcext:value-type="float">
            <text:p>0.0051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51996" calcext:value-type="float">
            <text:p>0.0051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5208" calcext:value-type="float">
            <text:p>0.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52164" calcext:value-type="float">
            <text:p>0.0052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52248" calcext:value-type="float">
            <text:p>0.0052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52332" calcext:value-type="float">
            <text:p>0.0052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2416" calcext:value-type="float">
            <text:p>0.0052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525" calcext:value-type="float">
            <text:p>0.005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2584" calcext:value-type="float">
            <text:p>0.0052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2668" calcext:value-type="float">
            <text:p>0.00526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2752" calcext:value-type="float">
            <text:p>0.0052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2836" calcext:value-type="float">
            <text:p>0.0052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292" calcext:value-type="float">
            <text:p>0.005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3004" calcext:value-type="float">
            <text:p>0.0053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53088" calcext:value-type="float">
            <text:p>0.0053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172" calcext:value-type="float">
            <text:p>0.0053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256" calcext:value-type="float">
            <text:p>0.00532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34" calcext:value-type="float">
            <text:p>0.0053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424" calcext:value-type="float">
            <text:p>0.0053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508" calcext:value-type="float">
            <text:p>0.0053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592" calcext:value-type="float">
            <text:p>0.0053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3676" calcext:value-type="float">
            <text:p>0.0053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376" calcext:value-type="float">
            <text:p>0.005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844" calcext:value-type="float">
            <text:p>0.00538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3928" calcext:value-type="float">
            <text:p>0.0053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012" calcext:value-type="float">
            <text:p>0.00540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096" calcext:value-type="float">
            <text:p>0.0054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18" calcext:value-type="float">
            <text:p>0.0054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264" calcext:value-type="float">
            <text:p>0.0054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348" calcext:value-type="float">
            <text:p>0.00543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432" calcext:value-type="float">
            <text:p>0.0054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516" calcext:value-type="float">
            <text:p>0.0054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6" calcext:value-type="float">
            <text:p>0.005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684" calcext:value-type="float">
            <text:p>0.00546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768" calcext:value-type="float">
            <text:p>0.00547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4852" calcext:value-type="float">
            <text:p>0.0054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4936" calcext:value-type="float">
            <text:p>0.0054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02" calcext:value-type="float">
            <text:p>0.0055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104" calcext:value-type="float">
            <text:p>0.0055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188" calcext:value-type="float">
            <text:p>0.00551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272" calcext:value-type="float">
            <text:p>0.00552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356" calcext:value-type="float">
            <text:p>0.00553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44" calcext:value-type="float">
            <text:p>0.005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5524" calcext:value-type="float">
            <text:p>0.00555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5608" calcext:value-type="float">
            <text:p>0.0055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692" calcext:value-type="float">
            <text:p>0.00556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776" calcext:value-type="float">
            <text:p>0.0055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586" calcext:value-type="float">
            <text:p>0.0055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5944" calcext:value-type="float">
            <text:p>0.0055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028" calcext:value-type="float">
            <text:p>0.00560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112" calcext:value-type="float">
            <text:p>0.0056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196" calcext:value-type="float">
            <text:p>0.0056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28" calcext:value-type="float">
            <text:p>0.0056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364" calcext:value-type="float">
            <text:p>0.00563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6448" calcext:value-type="float">
            <text:p>0.0056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532" calcext:value-type="float">
            <text:p>0.00565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6616" calcext:value-type="float">
            <text:p>0.0056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7" calcext:value-type="float">
            <text:p>0.0056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6784" calcext:value-type="float">
            <text:p>0.0056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868" calcext:value-type="float">
            <text:p>0.00568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6952" calcext:value-type="float">
            <text:p>0.0056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036" calcext:value-type="float">
            <text:p>0.00570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12" calcext:value-type="float">
            <text:p>0.005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204" calcext:value-type="float">
            <text:p>0.00572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288" calcext:value-type="float">
            <text:p>0.0057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7372" calcext:value-type="float">
            <text:p>0.00573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456" calcext:value-type="float">
            <text:p>0.00574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624" calcext:value-type="float">
            <text:p>0.0057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708" calcext:value-type="float">
            <text:p>0.0057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792" calcext:value-type="float">
            <text:p>0.0057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876" calcext:value-type="float">
            <text:p>0.00578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796" calcext:value-type="float">
            <text:p>0.0057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044" calcext:value-type="float">
            <text:p>0.00580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128" calcext:value-type="float">
            <text:p>0.0058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212" calcext:value-type="float">
            <text:p>0.0058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296" calcext:value-type="float">
            <text:p>0.0058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38" calcext:value-type="float">
            <text:p>0.0058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8464" calcext:value-type="float">
            <text:p>0.0058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548" calcext:value-type="float">
            <text:p>0.00585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632" calcext:value-type="float">
            <text:p>0.00586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716" calcext:value-type="float">
            <text:p>0.0058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88" calcext:value-type="float">
            <text:p>0.005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8884" calcext:value-type="float">
            <text:p>0.0058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8968" calcext:value-type="float">
            <text:p>0.0058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052" calcext:value-type="float">
            <text:p>0.00590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136" calcext:value-type="float">
            <text:p>0.00591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922" calcext:value-type="float">
            <text:p>0.00592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304" calcext:value-type="float">
            <text:p>0.00593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388" calcext:value-type="float">
            <text:p>0.00593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472" calcext:value-type="float">
            <text:p>0.00594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59556" calcext:value-type="float">
            <text:p>0.00595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64" calcext:value-type="float">
            <text:p>0.005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724" calcext:value-type="float">
            <text:p>0.00597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808" calcext:value-type="float">
            <text:p>0.00598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892" calcext:value-type="float">
            <text:p>0.00598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59976" calcext:value-type="float">
            <text:p>0.00599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6006" calcext:value-type="float">
            <text:p>0.0060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289447236" calcext:value-type="float">
            <text:p>-0.289447236</text:p>
          </table:table-cell>
        </table:table-row>
        <table:table-row table:style-name="ro1">
          <table:table-cell office:value-type="float" office:value="0.0060144" calcext:value-type="float">
            <text:p>0.0060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60228" calcext:value-type="float">
            <text:p>0.00602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60312" calcext:value-type="float">
            <text:p>0.0060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60396" calcext:value-type="float">
            <text:p>0.00603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6048" calcext:value-type="float">
            <text:p>0.0060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60564" calcext:value-type="float">
            <text:p>0.00605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60648" calcext:value-type="float">
            <text:p>0.0060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60732" calcext:value-type="float">
            <text:p>0.0060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60816" calcext:value-type="float">
            <text:p>0.0060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609" calcext:value-type="float">
            <text:p>0.0060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60984" calcext:value-type="float">
            <text:p>0.0060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61068" calcext:value-type="float">
            <text:p>0.00610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61152" calcext:value-type="float">
            <text:p>0.00611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61236" calcext:value-type="float">
            <text:p>0.00612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6132" calcext:value-type="float">
            <text:p>0.0061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61404" calcext:value-type="float">
            <text:p>0.0061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61488" calcext:value-type="float">
            <text:p>0.0061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61572" calcext:value-type="float">
            <text:p>0.0061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61656" calcext:value-type="float">
            <text:p>0.0061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6174" calcext:value-type="float">
            <text:p>0.0061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61824" calcext:value-type="float">
            <text:p>0.0061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61908" calcext:value-type="float">
            <text:p>0.00619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61992" calcext:value-type="float">
            <text:p>0.00619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62076" calcext:value-type="float">
            <text:p>0.0062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6216" calcext:value-type="float">
            <text:p>0.006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62244" calcext:value-type="float">
            <text:p>0.00622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62328" calcext:value-type="float">
            <text:p>0.0062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62412" calcext:value-type="float">
            <text:p>0.00624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62496" calcext:value-type="float">
            <text:p>0.0062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6258" calcext:value-type="float">
            <text:p>0.0062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62664" calcext:value-type="float">
            <text:p>0.0062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62748" calcext:value-type="float">
            <text:p>0.0062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62832" calcext:value-type="float">
            <text:p>0.0062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62916" calcext:value-type="float">
            <text:p>0.00629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63084" calcext:value-type="float">
            <text:p>0.0063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63168" calcext:value-type="float">
            <text:p>0.0063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3336" calcext:value-type="float">
            <text:p>0.0063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6342" calcext:value-type="float">
            <text:p>0.0063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3504" calcext:value-type="float">
            <text:p>0.0063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3588" calcext:value-type="float">
            <text:p>0.0063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3672" calcext:value-type="float">
            <text:p>0.0063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3756" calcext:value-type="float">
            <text:p>0.0063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384" calcext:value-type="float">
            <text:p>0.006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3924" calcext:value-type="float">
            <text:p>0.0063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008" calcext:value-type="float">
            <text:p>0.0064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64092" calcext:value-type="float">
            <text:p>0.0064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176" calcext:value-type="float">
            <text:p>0.0064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26" calcext:value-type="float">
            <text:p>0.0064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344" calcext:value-type="float">
            <text:p>0.0064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428" calcext:value-type="float">
            <text:p>0.0064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512" calcext:value-type="float">
            <text:p>0.0064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596" calcext:value-type="float">
            <text:p>0.0064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6468" calcext:value-type="float">
            <text:p>0.006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764" calcext:value-type="float">
            <text:p>0.00647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848" calcext:value-type="float">
            <text:p>0.0064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4932" calcext:value-type="float">
            <text:p>0.0064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016" calcext:value-type="float">
            <text:p>0.0065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1" calcext:value-type="float">
            <text:p>0.0065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184" calcext:value-type="float">
            <text:p>0.00651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268" calcext:value-type="float">
            <text:p>0.0065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352" calcext:value-type="float">
            <text:p>0.0065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436" calcext:value-type="float">
            <text:p>0.0065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52" calcext:value-type="float">
            <text:p>0.0065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604" calcext:value-type="float">
            <text:p>0.0065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688" calcext:value-type="float">
            <text:p>0.0065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5772" calcext:value-type="float">
            <text:p>0.00657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856" calcext:value-type="float">
            <text:p>0.0065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594" calcext:value-type="float">
            <text:p>0.0065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024" calcext:value-type="float">
            <text:p>0.00660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108" calcext:value-type="float">
            <text:p>0.00661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192" calcext:value-type="float">
            <text:p>0.0066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276" calcext:value-type="float">
            <text:p>0.0066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36" calcext:value-type="float">
            <text:p>0.006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444" calcext:value-type="float">
            <text:p>0.0066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528" calcext:value-type="float">
            <text:p>0.0066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612" calcext:value-type="float">
            <text:p>0.0066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696" calcext:value-type="float">
            <text:p>0.00666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678" calcext:value-type="float">
            <text:p>0.0066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864" calcext:value-type="float">
            <text:p>0.00668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6948" calcext:value-type="float">
            <text:p>0.00669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032" calcext:value-type="float">
            <text:p>0.0067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116" calcext:value-type="float">
            <text:p>0.00671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2" calcext:value-type="float">
            <text:p>0.00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284" calcext:value-type="float">
            <text:p>0.0067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368" calcext:value-type="float">
            <text:p>0.0067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452" calcext:value-type="float">
            <text:p>0.00674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536" calcext:value-type="float">
            <text:p>0.00675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62" calcext:value-type="float">
            <text:p>0.0067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704" calcext:value-type="float">
            <text:p>0.00677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7788" calcext:value-type="float">
            <text:p>0.0067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872" calcext:value-type="float">
            <text:p>0.0067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7956" calcext:value-type="float">
            <text:p>0.0067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04" calcext:value-type="float">
            <text:p>0.0068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124" calcext:value-type="float">
            <text:p>0.00681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208" calcext:value-type="float">
            <text:p>0.00682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292" calcext:value-type="float">
            <text:p>0.00682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376" calcext:value-type="float">
            <text:p>0.0068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46" calcext:value-type="float">
            <text:p>0.0068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8544" calcext:value-type="float">
            <text:p>0.0068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628" calcext:value-type="float">
            <text:p>0.00686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712" calcext:value-type="float">
            <text:p>0.0068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796" calcext:value-type="float">
            <text:p>0.00687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88" calcext:value-type="float">
            <text:p>0.0068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8964" calcext:value-type="float">
            <text:p>0.00689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048" calcext:value-type="float">
            <text:p>0.0069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132" calcext:value-type="float">
            <text:p>0.00691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216" calcext:value-type="float">
            <text:p>0.0069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3" calcext:value-type="float">
            <text:p>0.0069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384" calcext:value-type="float">
            <text:p>0.0069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468" calcext:value-type="float">
            <text:p>0.0069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552" calcext:value-type="float">
            <text:p>0.0069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636" calcext:value-type="float">
            <text:p>0.00696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72" calcext:value-type="float">
            <text:p>0.0069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804" calcext:value-type="float">
            <text:p>0.0069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69888" calcext:value-type="float">
            <text:p>0.0069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69972" calcext:value-type="float">
            <text:p>0.0069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70056" calcext:value-type="float">
            <text:p>0.007005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70224" calcext:value-type="float">
            <text:p>0.00702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70308" calcext:value-type="float">
            <text:p>0.00703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70392" calcext:value-type="float">
            <text:p>0.00703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70476" calcext:value-type="float">
            <text:p>0.00704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70644" calcext:value-type="float">
            <text:p>0.00706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70728" calcext:value-type="float">
            <text:p>0.00707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70812" calcext:value-type="float">
            <text:p>0.0070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64321608" calcext:value-type="float">
            <text:p>0.064321608</text:p>
          </table:table-cell>
        </table:table-row>
        <table:table-row table:style-name="ro1">
          <table:table-cell office:value-type="float" office:value="0.0070896" calcext:value-type="float">
            <text:p>0.00708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0201005" calcext:value-type="float">
            <text:p>0.040201005</text:p>
          </table:table-cell>
        </table:table-row>
        <table:table-row table:style-name="ro1">
          <table:table-cell office:value-type="float" office:value="0.0071064" calcext:value-type="float">
            <text:p>0.00710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24120603" calcext:value-type="float">
            <text:p>0.024120603</text:p>
          </table:table-cell>
        </table:table-row>
        <table:table-row table:style-name="ro1">
          <table:table-cell office:value-type="float" office:value="0.0071148" calcext:value-type="float">
            <text:p>0.0071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71232" calcext:value-type="float">
            <text:p>0.00712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71316" calcext:value-type="float">
            <text:p>0.00713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14" calcext:value-type="float">
            <text:p>0.0071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71484" calcext:value-type="float">
            <text:p>0.00714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71568" calcext:value-type="float">
            <text:p>0.00715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71652" calcext:value-type="float">
            <text:p>0.00716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71736" calcext:value-type="float">
            <text:p>0.0071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71904" calcext:value-type="float">
            <text:p>0.0071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71988" calcext:value-type="float">
            <text:p>0.0071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72072" calcext:value-type="float">
            <text:p>0.0072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72156" calcext:value-type="float">
            <text:p>0.0072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24" calcext:value-type="float">
            <text:p>0.0072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324" calcext:value-type="float">
            <text:p>0.00723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408" calcext:value-type="float">
            <text:p>0.0072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492" calcext:value-type="float">
            <text:p>0.0072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576" calcext:value-type="float">
            <text:p>0.0072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744" calcext:value-type="float">
            <text:p>0.00727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828" calcext:value-type="float">
            <text:p>0.0072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72912" calcext:value-type="float">
            <text:p>0.0072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2996" calcext:value-type="float">
            <text:p>0.0072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08" calcext:value-type="float">
            <text:p>0.0073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164" calcext:value-type="float">
            <text:p>0.0073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248" calcext:value-type="float">
            <text:p>0.00732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332" calcext:value-type="float">
            <text:p>0.00733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3416" calcext:value-type="float">
            <text:p>0.00734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35" calcext:value-type="float">
            <text:p>0.0073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584" calcext:value-type="float">
            <text:p>0.0073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3668" calcext:value-type="float">
            <text:p>0.00736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752" calcext:value-type="float">
            <text:p>0.00737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3836" calcext:value-type="float">
            <text:p>0.00738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392" calcext:value-type="float">
            <text:p>0.007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004" calcext:value-type="float">
            <text:p>0.0074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088" calcext:value-type="float">
            <text:p>0.0074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172" calcext:value-type="float">
            <text:p>0.0074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256" calcext:value-type="float">
            <text:p>0.0074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34" calcext:value-type="float">
            <text:p>0.0074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424" calcext:value-type="float">
            <text:p>0.0074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508" calcext:value-type="float">
            <text:p>0.0074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592" calcext:value-type="float">
            <text:p>0.0074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676" calcext:value-type="float">
            <text:p>0.00746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76" calcext:value-type="float">
            <text:p>0.007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4844" calcext:value-type="float">
            <text:p>0.00748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4928" calcext:value-type="float">
            <text:p>0.00749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012" calcext:value-type="float">
            <text:p>0.00750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096" calcext:value-type="float">
            <text:p>0.00750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518" calcext:value-type="float">
            <text:p>0.0075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264" calcext:value-type="float">
            <text:p>0.0075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5348" calcext:value-type="float">
            <text:p>0.00753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432" calcext:value-type="float">
            <text:p>0.0075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516" calcext:value-type="float">
            <text:p>0.00755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684" calcext:value-type="float">
            <text:p>0.0075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5768" calcext:value-type="float">
            <text:p>0.0075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852" calcext:value-type="float">
            <text:p>0.0075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5936" calcext:value-type="float">
            <text:p>0.00759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104" calcext:value-type="float">
            <text:p>0.0076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188" calcext:value-type="float">
            <text:p>0.00761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272" calcext:value-type="float">
            <text:p>0.0076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356" calcext:value-type="float">
            <text:p>0.00763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44" calcext:value-type="float">
            <text:p>0.007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524" calcext:value-type="float">
            <text:p>0.0076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608" calcext:value-type="float">
            <text:p>0.00766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692" calcext:value-type="float">
            <text:p>0.00766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6776" calcext:value-type="float">
            <text:p>0.0076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86" calcext:value-type="float">
            <text:p>0.0076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6944" calcext:value-type="float">
            <text:p>0.0076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028" calcext:value-type="float">
            <text:p>0.0077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7112" calcext:value-type="float">
            <text:p>0.00771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196" calcext:value-type="float">
            <text:p>0.0077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28" calcext:value-type="float">
            <text:p>0.007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7364" calcext:value-type="float">
            <text:p>0.00773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448" calcext:value-type="float">
            <text:p>0.00774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7532" calcext:value-type="float">
            <text:p>0.00775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616" calcext:value-type="float">
            <text:p>0.0077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7" calcext:value-type="float">
            <text:p>0.0077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784" calcext:value-type="float">
            <text:p>0.0077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7868" calcext:value-type="float">
            <text:p>0.00778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7952" calcext:value-type="float">
            <text:p>0.00779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036" calcext:value-type="float">
            <text:p>0.00780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812" calcext:value-type="float">
            <text:p>0.0078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8204" calcext:value-type="float">
            <text:p>0.00782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288" calcext:value-type="float">
            <text:p>0.0078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372" calcext:value-type="float">
            <text:p>0.00783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456" calcext:value-type="float">
            <text:p>0.0078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54" calcext:value-type="float">
            <text:p>0.0078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624" calcext:value-type="float">
            <text:p>0.0078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708" calcext:value-type="float">
            <text:p>0.0078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8792" calcext:value-type="float">
            <text:p>0.0078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8876" calcext:value-type="float">
            <text:p>0.00788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896" calcext:value-type="float">
            <text:p>0.007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044" calcext:value-type="float">
            <text:p>0.00790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128" calcext:value-type="float">
            <text:p>0.00791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212" calcext:value-type="float">
            <text:p>0.0079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296" calcext:value-type="float">
            <text:p>0.00792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938" calcext:value-type="float">
            <text:p>0.0079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464" calcext:value-type="float">
            <text:p>0.00794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9548" calcext:value-type="float">
            <text:p>0.00795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632" calcext:value-type="float">
            <text:p>0.00796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716" calcext:value-type="float">
            <text:p>0.00797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79884" calcext:value-type="float">
            <text:p>0.0079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79968" calcext:value-type="float">
            <text:p>0.00799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80052" calcext:value-type="float">
            <text:p>0.00800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32160804" calcext:value-type="float">
            <text:p>-0.32160804</text:p>
          </table:table-cell>
        </table:table-row>
        <table:table-row table:style-name="ro1">
          <table:table-cell office:value-type="float" office:value="0.0080136" calcext:value-type="float">
            <text:p>0.0080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8022" calcext:value-type="float">
            <text:p>0.0080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80304" calcext:value-type="float">
            <text:p>0.0080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-0.08040201" calcext:value-type="float">
            <text:p>-0.08040201</text:p>
          </table:table-cell>
        </table:table-row>
        <table:table-row table:style-name="ro1">
          <table:table-cell office:value-type="float" office:value="0.0080388" calcext:value-type="float">
            <text:p>0.00803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80472" calcext:value-type="float">
            <text:p>0.00804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80556" calcext:value-type="float">
            <text:p>0.00805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8064" calcext:value-type="float">
            <text:p>0.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08040201" calcext:value-type="float">
            <text:p>0.08040201</text:p>
          </table:table-cell>
        </table:table-row>
        <table:table-row table:style-name="ro1">
          <table:table-cell office:value-type="float" office:value="0.0080724" calcext:value-type="float">
            <text:p>0.00807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80808" calcext:value-type="float">
            <text:p>0.00808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44723618" calcext:value-type="float">
            <text:p>0.144723618</text:p>
          </table:table-cell>
        </table:table-row>
        <table:table-row table:style-name="ro1">
          <table:table-cell office:value-type="float" office:value="0.0080892" calcext:value-type="float">
            <text:p>0.00808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80976" calcext:value-type="float">
            <text:p>0.0080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8106" calcext:value-type="float">
            <text:p>0.0081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81144" calcext:value-type="float">
            <text:p>0.00811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81228" calcext:value-type="float">
            <text:p>0.0081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81312" calcext:value-type="float">
            <text:p>0.0081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81396" calcext:value-type="float">
            <text:p>0.00813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8148" calcext:value-type="float">
            <text:p>0.0081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81564" calcext:value-type="float">
            <text:p>0.0081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81648" calcext:value-type="float">
            <text:p>0.00816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81732" calcext:value-type="float">
            <text:p>0.00817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81816" calcext:value-type="float">
            <text:p>0.00818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819" calcext:value-type="float">
            <text:p>0.0081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81984" calcext:value-type="float">
            <text:p>0.00819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82068" calcext:value-type="float">
            <text:p>0.00820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82152" calcext:value-type="float">
            <text:p>0.0082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82236" calcext:value-type="float">
            <text:p>0.0082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8232" calcext:value-type="float">
            <text:p>0.0082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82404" calcext:value-type="float">
            <text:p>0.00824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82488" calcext:value-type="float">
            <text:p>0.00824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82572" calcext:value-type="float">
            <text:p>0.0082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82656" calcext:value-type="float">
            <text:p>0.0082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8274" calcext:value-type="float">
            <text:p>0.0082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82824" calcext:value-type="float">
            <text:p>0.00828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82908" calcext:value-type="float">
            <text:p>0.00829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82992" calcext:value-type="float">
            <text:p>0.0082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83076" calcext:value-type="float">
            <text:p>0.00830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8316" calcext:value-type="float">
            <text:p>0.008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244" calcext:value-type="float">
            <text:p>0.00832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328" calcext:value-type="float">
            <text:p>0.00833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412" calcext:value-type="float">
            <text:p>0.00834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496" calcext:value-type="float">
            <text:p>0.00834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58" calcext:value-type="float">
            <text:p>0.0083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664" calcext:value-type="float">
            <text:p>0.008366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83748" calcext:value-type="float">
            <text:p>0.0083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3832" calcext:value-type="float">
            <text:p>0.00838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3916" calcext:value-type="float">
            <text:p>0.0083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4084" calcext:value-type="float">
            <text:p>0.0084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4168" calcext:value-type="float">
            <text:p>0.00841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252" calcext:value-type="float">
            <text:p>0.0084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336" calcext:value-type="float">
            <text:p>0.00843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42" calcext:value-type="float">
            <text:p>0.0084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504" calcext:value-type="float">
            <text:p>0.00845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84588" calcext:value-type="float">
            <text:p>0.00845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672" calcext:value-type="float">
            <text:p>0.0084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756" calcext:value-type="float">
            <text:p>0.00847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84" calcext:value-type="float">
            <text:p>0.0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4924" calcext:value-type="float">
            <text:p>0.00849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008" calcext:value-type="float">
            <text:p>0.00850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092" calcext:value-type="float">
            <text:p>0.0085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176" calcext:value-type="float">
            <text:p>0.00851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26" calcext:value-type="float">
            <text:p>0.0085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344" calcext:value-type="float">
            <text:p>0.00853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428" calcext:value-type="float">
            <text:p>0.00854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512" calcext:value-type="float">
            <text:p>0.0085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596" calcext:value-type="float">
            <text:p>0.0085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68" calcext:value-type="float">
            <text:p>0.0085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764" calcext:value-type="float">
            <text:p>0.0085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5848" calcext:value-type="float">
            <text:p>0.00858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5932" calcext:value-type="float">
            <text:p>0.00859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016" calcext:value-type="float">
            <text:p>0.00860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1" calcext:value-type="float">
            <text:p>0.0086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184" calcext:value-type="float">
            <text:p>0.0086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268" calcext:value-type="float">
            <text:p>0.00862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352" calcext:value-type="float">
            <text:p>0.008635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6436" calcext:value-type="float">
            <text:p>0.00864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52" calcext:value-type="float">
            <text:p>0.0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604" calcext:value-type="float">
            <text:p>0.00866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688" calcext:value-type="float">
            <text:p>0.00866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772" calcext:value-type="float">
            <text:p>0.0086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856" calcext:value-type="float">
            <text:p>0.00868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694" calcext:value-type="float">
            <text:p>0.0086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024" calcext:value-type="float">
            <text:p>0.0087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108" calcext:value-type="float">
            <text:p>0.0087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192" calcext:value-type="float">
            <text:p>0.0087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276" calcext:value-type="float">
            <text:p>0.00872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36" calcext:value-type="float">
            <text:p>0.008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444" calcext:value-type="float">
            <text:p>0.00874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528" calcext:value-type="float">
            <text:p>0.008752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612" calcext:value-type="float">
            <text:p>0.00876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7696" calcext:value-type="float">
            <text:p>0.0087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78" calcext:value-type="float">
            <text:p>0.0087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864" calcext:value-type="float">
            <text:p>0.0087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7948" calcext:value-type="float">
            <text:p>0.0087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032" calcext:value-type="float">
            <text:p>0.0088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116" calcext:value-type="float">
            <text:p>0.00881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2" calcext:value-type="float">
            <text:p>0.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284" calcext:value-type="float">
            <text:p>0.0088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368" calcext:value-type="float">
            <text:p>0.00883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452" calcext:value-type="float">
            <text:p>0.0088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536" calcext:value-type="float">
            <text:p>0.0088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62" calcext:value-type="float">
            <text:p>0.0088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704" calcext:value-type="float">
            <text:p>0.0088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8788" calcext:value-type="float">
            <text:p>0.0088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872" calcext:value-type="float">
            <text:p>0.00888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8956" calcext:value-type="float">
            <text:p>0.00889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04" calcext:value-type="float">
            <text:p>0.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124" calcext:value-type="float">
            <text:p>0.00891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89208" calcext:value-type="float">
            <text:p>0.00892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292" calcext:value-type="float">
            <text:p>0.0089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376" calcext:value-type="float">
            <text:p>0.00893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46" calcext:value-type="float">
            <text:p>0.0089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544" calcext:value-type="float">
            <text:p>0.00895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628" calcext:value-type="float">
            <text:p>0.0089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712" calcext:value-type="float">
            <text:p>0.0089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796" calcext:value-type="float">
            <text:p>0.0089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8241206" calcext:value-type="float">
            <text:p>0.48241206</text:p>
          </table:table-cell>
        </table:table-row>
        <table:table-row table:style-name="ro1">
          <table:table-cell office:value-type="float" office:value="0.008988" calcext:value-type="float">
            <text:p>0.008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89964" calcext:value-type="float">
            <text:p>0.0089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474371859" calcext:value-type="float">
            <text:p>0.474371859</text:p>
          </table:table-cell>
        </table:table-row>
        <table:table-row table:style-name="ro1">
          <table:table-cell office:value-type="float" office:value="0.0090048" calcext:value-type="float">
            <text:p>0.009004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90132" calcext:value-type="float">
            <text:p>0.00901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90216" calcext:value-type="float">
            <text:p>0.00902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903" calcext:value-type="float">
            <text:p>0.0090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90384" calcext:value-type="float">
            <text:p>0.00903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90468" calcext:value-type="float">
            <text:p>0.00904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152763819" calcext:value-type="float">
            <text:p>0.152763819</text:p>
          </table:table-cell>
        </table:table-row>
        <table:table-row table:style-name="ro1">
          <table:table-cell office:value-type="float" office:value="0.0090552" calcext:value-type="float">
            <text:p>0.00905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90636" calcext:value-type="float">
            <text:p>0.00906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104522613" calcext:value-type="float">
            <text:p>0.104522613</text:p>
          </table:table-cell>
        </table:table-row>
        <table:table-row table:style-name="ro1">
          <table:table-cell office:value-type="float" office:value="0.009072" calcext:value-type="float">
            <text:p>0.009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88442211" calcext:value-type="float">
            <text:p>0.088442211</text:p>
          </table:table-cell>
        </table:table-row>
        <table:table-row table:style-name="ro1">
          <table:table-cell office:value-type="float" office:value="0.0090804" calcext:value-type="float">
            <text:p>0.00908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90888" calcext:value-type="float">
            <text:p>0.00908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90972" calcext:value-type="float">
            <text:p>0.00909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91056" calcext:value-type="float">
            <text:p>0.00910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032160804" calcext:value-type="float">
            <text:p>0.032160804</text:p>
          </table:table-cell>
        </table:table-row>
        <table:table-row table:style-name="ro1">
          <table:table-cell office:value-type="float" office:value="0.009114" calcext:value-type="float">
            <text:p>0.0091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91224" calcext:value-type="float">
            <text:p>0.00912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016080402" calcext:value-type="float">
            <text:p>0.016080402</text:p>
          </table:table-cell>
        </table:table-row>
        <table:table-row table:style-name="ro1">
          <table:table-cell office:value-type="float" office:value="0.0091308" calcext:value-type="float">
            <text:p>0.00913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91392" calcext:value-type="float">
            <text:p>0.00913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1476" calcext:value-type="float">
            <text:p>0.00914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9156" calcext:value-type="float">
            <text:p>0.0091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91644" calcext:value-type="float">
            <text:p>0.0091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91728" calcext:value-type="float">
            <text:p>0.0091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91812" calcext:value-type="float">
            <text:p>0.0091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24120603" calcext:value-type="float">
            <text:p>-0.024120603</text:p>
          </table:table-cell>
        </table:table-row>
        <table:table-row table:style-name="ro1">
          <table:table-cell office:value-type="float" office:value="0.0091896" calcext:value-type="float">
            <text:p>0.00918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9198" calcext:value-type="float">
            <text:p>0.00919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32160804" calcext:value-type="float">
            <text:p>-0.032160804</text:p>
          </table:table-cell>
        </table:table-row>
        <table:table-row table:style-name="ro1">
          <table:table-cell office:value-type="float" office:value="0.0092064" calcext:value-type="float">
            <text:p>0.0092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92148" calcext:value-type="float">
            <text:p>0.00921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232" calcext:value-type="float">
            <text:p>0.00922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92316" calcext:value-type="float">
            <text:p>0.0092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924" calcext:value-type="float">
            <text:p>0.009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92484" calcext:value-type="float">
            <text:p>0.0092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568" calcext:value-type="float">
            <text:p>0.0092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652" calcext:value-type="float">
            <text:p>0.0092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736" calcext:value-type="float">
            <text:p>0.00927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82" calcext:value-type="float">
            <text:p>0.0092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92904" calcext:value-type="float">
            <text:p>0.00929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2988" calcext:value-type="float">
            <text:p>0.00929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072" calcext:value-type="float">
            <text:p>0.00930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156" calcext:value-type="float">
            <text:p>0.00931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24" calcext:value-type="float">
            <text:p>0.009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324" calcext:value-type="float">
            <text:p>0.00933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408" calcext:value-type="float">
            <text:p>0.0093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492" calcext:value-type="float">
            <text:p>0.0093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576" calcext:value-type="float">
            <text:p>0.0093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66" calcext:value-type="float">
            <text:p>0.0093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744" calcext:value-type="float">
            <text:p>0.0093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828" calcext:value-type="float">
            <text:p>0.0093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3912" calcext:value-type="float">
            <text:p>0.0093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3996" calcext:value-type="float">
            <text:p>0.00939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08" calcext:value-type="float">
            <text:p>0.0094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164" calcext:value-type="float">
            <text:p>0.00941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248" calcext:value-type="float">
            <text:p>0.00942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332" calcext:value-type="float">
            <text:p>0.00943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416" calcext:value-type="float">
            <text:p>0.00944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5" calcext:value-type="float">
            <text:p>0.0094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4584" calcext:value-type="float">
            <text:p>0.00945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4668" calcext:value-type="float">
            <text:p>0.0094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4752" calcext:value-type="float">
            <text:p>0.00947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836" calcext:value-type="float">
            <text:p>0.00948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492" calcext:value-type="float">
            <text:p>0.0094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004" calcext:value-type="float">
            <text:p>0.00950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5088" calcext:value-type="float">
            <text:p>0.00950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172" calcext:value-type="float">
            <text:p>0.00951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5256" calcext:value-type="float">
            <text:p>0.00952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34" calcext:value-type="float">
            <text:p>0.0095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424" calcext:value-type="float">
            <text:p>0.00954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508" calcext:value-type="float">
            <text:p>0.00955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592" calcext:value-type="float">
            <text:p>0.00955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676" calcext:value-type="float">
            <text:p>0.0095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76" calcext:value-type="float">
            <text:p>0.0095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5844" calcext:value-type="float">
            <text:p>0.00958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5928" calcext:value-type="float">
            <text:p>0.00959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012" calcext:value-type="float">
            <text:p>0.00960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096" calcext:value-type="float">
            <text:p>0.00960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18" calcext:value-type="float">
            <text:p>0.00961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264" calcext:value-type="float">
            <text:p>0.00962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348" calcext:value-type="float">
            <text:p>0.00963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432" calcext:value-type="float">
            <text:p>0.00964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516" calcext:value-type="float">
            <text:p>0.00965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6" calcext:value-type="float">
            <text:p>0.009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684" calcext:value-type="float">
            <text:p>0.00966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6768" calcext:value-type="float">
            <text:p>0.00967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852" calcext:value-type="float">
            <text:p>0.00968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6936" calcext:value-type="float">
            <text:p>0.0096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702" calcext:value-type="float">
            <text:p>0.00970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7104" calcext:value-type="float">
            <text:p>0.0097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188" calcext:value-type="float">
            <text:p>0.00971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272" calcext:value-type="float">
            <text:p>0.0097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7356" calcext:value-type="float">
            <text:p>0.00973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44" calcext:value-type="float">
            <text:p>0.0097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608" calcext:value-type="float">
            <text:p>0.00976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7692" calcext:value-type="float">
            <text:p>0.00976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776" calcext:value-type="float">
            <text:p>0.00977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7944" calcext:value-type="float">
            <text:p>0.00979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028" calcext:value-type="float">
            <text:p>0.0098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112" calcext:value-type="float">
            <text:p>0.0098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196" calcext:value-type="float">
            <text:p>0.0098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828" calcext:value-type="float">
            <text:p>0.0098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8364" calcext:value-type="float">
            <text:p>0.00983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448" calcext:value-type="float">
            <text:p>0.0098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532" calcext:value-type="float">
            <text:p>0.00985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8616" calcext:value-type="float">
            <text:p>0.0098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8784" calcext:value-type="float">
            <text:p>0.0098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8868" calcext:value-type="float">
            <text:p>0.00988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8952" calcext:value-type="float">
            <text:p>0.0098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9036" calcext:value-type="float">
            <text:p>0.00990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9204" calcext:value-type="float">
            <text:p>0.00992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288" calcext:value-type="float">
            <text:p>0.0099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372" calcext:value-type="float">
            <text:p>0.00993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456" calcext:value-type="float">
            <text:p>0.0099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54" calcext:value-type="float">
            <text:p>0.0099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624" calcext:value-type="float">
            <text:p>0.0099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9708" calcext:value-type="float">
            <text:p>0.0099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99792" calcext:value-type="float">
            <text:p>0.00997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99876" calcext:value-type="float">
            <text:p>0.00998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56281407" calcext:value-type="float">
            <text:p>-0.056281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3:39.348021379</dc:date>
    <meta:editing-duration>PT52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94cm" svg:height="15.705cm" xlink:href=".." xlink:type="simple" chart:class="chart:scatter" chart:style-name="ch1">
        <chart:title svg:x="8.491cm" svg:y="0.45cm" chart:style-name="ch2">
          <text:p>First Order OP Amp Circuit</text:p>
        </chart:title>
        <chart:legend chart:legend-position="end" svg:x="20.462cm" svg:y="7.304cm" style:legend-expansion="high" chart:style-name="ch3"/>
        <chart:plot-area chart:style-name="ch4" table:cell-range-address="opAmp50Duty500Hz.A1:opAmp50Duty500Hz.C1191" chart:data-source-has-labels="row" svg:x="1.46cm" svg:y="1.543cm" svg:width="18.553cm" svg:height="12.867cm">
          <chartooo:coordinate-region svg:x="2.293cm" svg:y="1.742cm" svg:width="17.295cm" svg:height="12.469cm"/>
          <chart:axis chart:dimension="x" chart:name="primary-x" chart:style-name="ch5">
            <chart:title svg:x="10.11cm" svg:y="14.724cm" chart:style-name="ch6">
              <text:p>Time (s)</text:p>
            </chart:title>
          </chart:axis>
          <chart:axis chart:dimension="y" chart:name="primary-y" chart:style-name="ch5">
            <chart:title svg:x="0.451cm" svg:y="8.827cm" chart:style-name="ch7">
              <text:p>Voltage (V)</text:p>
            </chart:title>
            <chart:grid chart:style-name="ch8" chart:class="major"/>
          </chart:axis>
          <chart:series chart:style-name="ch9" chart:values-cell-range-address="opAmp50Duty500Hz.B2:opAmp50Duty500Hz.B1191" chart:label-cell-address="opAmp50Duty500Hz.B1:opAmp50Duty500Hz.B1" chart:class="chart:scatter">
            <chart:domain table:cell-range-address="opAmp50Duty500Hz.A2:opAmp50Duty500Hz.A1191"/>
            <chart:data-point chart:repeated="1190"/>
          </chart:series>
          <chart:series chart:style-name="ch10" chart:values-cell-range-address="opAmp50Duty500Hz.C2:opAmp50Duty500Hz.C1191" chart:label-cell-address="opAmp50Duty500Hz.C1:opAmp50Duty500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50Duty500Hz.B1:opAmp50Duty500Hz.B1</svg:desc>
                </draw:g>
              </table:table-cell>
              <table:table-cell office:value-type="string">
                <text:p>Vout</text:p>
                <draw:g>
                  <svg:desc>opAmp50Duty500Hz.C1:opAmp50Duty500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50Duty500Hz.A2:opAmp50Duty500Hz.A1191</svg:desc>
                </draw:g>
              </table:table-cell>
              <table:table-cell office:value-type="float" office:value="0.474371859">
                <text:p>0.474371859</text:p>
                <draw:g>
                  <svg:desc>opAmp50Duty500Hz.B2:opAmp50Duty500Hz.B1191</svg:desc>
                </draw:g>
              </table:table-cell>
              <table:table-cell office:value-type="float" office:value="-0.056281407">
                <text:p>-0.056281407</text:p>
                <draw:g>
                  <svg:desc>opAmp50Duty500Hz.C2:opAmp50Duty500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233165829">
                <text:p>-0.233165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2">
                <text:p>0.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04">
                <text:p>0.0000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88">
                <text:p>0.0000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672">
                <text:p>0.00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4">
                <text:p>0.00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6">
                <text:p>0.0001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44">
                <text:p>0.0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28">
                <text:p>0.00014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68">
                <text:p>0.00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1">
                <text:p>0.0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94">
                <text:p>0.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336">
                <text:p>0.000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378">
                <text:p>0.0003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2">
                <text:p>0.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62">
                <text:p>0.0004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4">
                <text:p>0.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124">
                <text:p>0.0005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208">
                <text:p>0.0005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5292">
                <text:p>0.0005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5376">
                <text:p>0.0005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46">
                <text:p>0.0005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544">
                <text:p>0.0005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628">
                <text:p>0.0005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5712">
                <text:p>0.0005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5796">
                <text:p>0.0005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88">
                <text:p>0.0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964">
                <text:p>0.0005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6048">
                <text:p>0.0006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6132">
                <text:p>0.0006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216">
                <text:p>0.0006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63">
                <text:p>0.0006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384">
                <text:p>0.0006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468">
                <text:p>0.0006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6552">
                <text:p>0.0006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636">
                <text:p>0.0006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72">
                <text:p>0.0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804">
                <text:p>0.0006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888">
                <text:p>0.0006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6972">
                <text:p>0.0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056">
                <text:p>0.0007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714">
                <text:p>0.000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7224">
                <text:p>0.0007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308">
                <text:p>0.00073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392">
                <text:p>0.0007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7476">
                <text:p>0.00074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756">
                <text:p>0.000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798">
                <text:p>0.000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84">
                <text:p>0.0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882">
                <text:p>0.0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924">
                <text:p>0.0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6">
                <text:p>0.0009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08">
                <text:p>0.0010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0164">
                <text:p>0.00101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5">
                <text:p>0.0010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668">
                <text:p>0.00106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0836">
                <text:p>0.00108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092">
                <text:p>0.0010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1004">
                <text:p>0.0011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1172">
                <text:p>0.00111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34">
                <text:p>0.0011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1508">
                <text:p>0.00115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1676">
                <text:p>0.0011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6">
                <text:p>0.0011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1844">
                <text:p>0.00118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012">
                <text:p>0.0012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218">
                <text:p>0.0012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348">
                <text:p>0.00123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2516">
                <text:p>0.00125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26">
                <text:p>0.0012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684">
                <text:p>0.00126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768">
                <text:p>0.0012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2852">
                <text:p>0.0012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936">
                <text:p>0.0012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02">
                <text:p>0.0013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3104">
                <text:p>0.00131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88">
                <text:p>0.00131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3272">
                <text:p>0.0013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3356">
                <text:p>0.00133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344">
                <text:p>0.0013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3524">
                <text:p>0.00135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3608">
                <text:p>0.0013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3692">
                <text:p>0.00136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776">
                <text:p>0.0013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386">
                <text:p>0.00138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3944">
                <text:p>0.00139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4028">
                <text:p>0.00140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4112">
                <text:p>0.0014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4196">
                <text:p>0.00141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28">
                <text:p>0.0014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4364">
                <text:p>0.00143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4448">
                <text:p>0.0014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4532">
                <text:p>0.00145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4616">
                <text:p>0.00146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47">
                <text:p>0.0014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4784">
                <text:p>0.0014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4868">
                <text:p>0.00148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952">
                <text:p>0.0014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12">
                <text:p>0.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5204">
                <text:p>0.00152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5372">
                <text:p>0.00153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554">
                <text:p>0.0015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5708">
                <text:p>0.00157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876">
                <text:p>0.00158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596">
                <text:p>0.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6044">
                <text:p>0.00160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212">
                <text:p>0.0016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638">
                <text:p>0.0016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6548">
                <text:p>0.00165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6716">
                <text:p>0.0016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68">
                <text:p>0.00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6884">
                <text:p>0.0016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7052">
                <text:p>0.00170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722">
                <text:p>0.0017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7388">
                <text:p>0.00173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7556">
                <text:p>0.00175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764">
                <text:p>0.0017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7724">
                <text:p>0.00177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7808">
                <text:p>0.0017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7892">
                <text:p>0.00178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7976">
                <text:p>0.00179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806">
                <text:p>0.0018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8144">
                <text:p>0.00181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8228">
                <text:p>0.00182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8312">
                <text:p>0.00183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8396">
                <text:p>0.00183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848">
                <text:p>0.0018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8564">
                <text:p>0.0018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18648">
                <text:p>0.0018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8732">
                <text:p>0.00187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8816">
                <text:p>0.00188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9">
                <text:p>0.00189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984">
                <text:p>0.00189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19068">
                <text:p>0.00190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9152">
                <text:p>0.00191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236">
                <text:p>0.00192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932">
                <text:p>0.0019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9404">
                <text:p>0.00194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9488">
                <text:p>0.00194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9572">
                <text:p>0.00195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9656">
                <text:p>0.00196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974">
                <text:p>0.00197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9824">
                <text:p>0.00198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9908">
                <text:p>0.00199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992">
                <text:p>0.00199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0076">
                <text:p>0.0020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249246231">
                <text:p>-0.2492462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016">
                <text:p>0.002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76884422">
                <text:p>-0.1768844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0244">
                <text:p>0.00202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0328">
                <text:p>0.00203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0412">
                <text:p>0.0020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0496">
                <text:p>0.0020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058">
                <text:p>0.002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0664">
                <text:p>0.0020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0748">
                <text:p>0.00207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0832">
                <text:p>0.0020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0916">
                <text:p>0.00209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1">
                <text:p>0.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084">
                <text:p>0.0021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168">
                <text:p>0.0021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52">
                <text:p>0.0021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336">
                <text:p>0.0021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142">
                <text:p>0.002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1504">
                <text:p>0.0021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1588">
                <text:p>0.0021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1672">
                <text:p>0.0021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1756">
                <text:p>0.0021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184">
                <text:p>0.002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1924">
                <text:p>0.0021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2008">
                <text:p>0.0022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2092">
                <text:p>0.0022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2176">
                <text:p>0.0022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226">
                <text:p>0.002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2344">
                <text:p>0.0022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2428">
                <text:p>0.00224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2512">
                <text:p>0.0022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2596">
                <text:p>0.00225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268">
                <text:p>0.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2764">
                <text:p>0.0022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2848">
                <text:p>0.0022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2932">
                <text:p>0.0022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3016">
                <text:p>0.0023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1">
                <text:p>0.0023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3184">
                <text:p>0.0023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3268">
                <text:p>0.0023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352">
                <text:p>0.0023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3436">
                <text:p>0.0023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352">
                <text:p>0.002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3604">
                <text:p>0.0023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3688">
                <text:p>0.0023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3772">
                <text:p>0.0023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856">
                <text:p>0.0023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94">
                <text:p>0.0023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4024">
                <text:p>0.0024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4108">
                <text:p>0.0024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4192">
                <text:p>0.0024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4276">
                <text:p>0.0024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36">
                <text:p>0.002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4444">
                <text:p>0.0024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4528">
                <text:p>0.0024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4612">
                <text:p>0.0024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4696">
                <text:p>0.0024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478">
                <text:p>0.0024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4864">
                <text:p>0.0024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24948">
                <text:p>0.0024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032">
                <text:p>0.0025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25116">
                <text:p>0.00251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52">
                <text:p>0.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5284">
                <text:p>0.0025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5368">
                <text:p>0.0025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452">
                <text:p>0.00254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5536">
                <text:p>0.0025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562">
                <text:p>0.0025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5704">
                <text:p>0.0025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5788">
                <text:p>0.0025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5872">
                <text:p>0.0025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5956">
                <text:p>0.0025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604">
                <text:p>0.002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6124">
                <text:p>0.00261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6208">
                <text:p>0.0026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6292">
                <text:p>0.0026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6376">
                <text:p>0.0026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646">
                <text:p>0.0026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6544">
                <text:p>0.0026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6628">
                <text:p>0.0026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6712">
                <text:p>0.0026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796">
                <text:p>0.0026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688">
                <text:p>0.002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6964">
                <text:p>0.0026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7048">
                <text:p>0.0027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7132">
                <text:p>0.0027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7216">
                <text:p>0.0027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73">
                <text:p>0.002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7384">
                <text:p>0.0027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468">
                <text:p>0.0027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552">
                <text:p>0.0027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636">
                <text:p>0.0027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72">
                <text:p>0.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804">
                <text:p>0.0027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888">
                <text:p>0.0027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972">
                <text:p>0.0027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8056">
                <text:p>0.00280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814">
                <text:p>0.0028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8224">
                <text:p>0.0028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8308">
                <text:p>0.0028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8392">
                <text:p>0.0028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8476">
                <text:p>0.0028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856">
                <text:p>0.002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644">
                <text:p>0.00286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8728">
                <text:p>0.0028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8812">
                <text:p>0.00288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8896">
                <text:p>0.0028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98">
                <text:p>0.0028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064">
                <text:p>0.00290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148">
                <text:p>0.00291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9232">
                <text:p>0.0029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9316">
                <text:p>0.0029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94">
                <text:p>0.002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9484">
                <text:p>0.0029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9568">
                <text:p>0.0029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652">
                <text:p>0.0029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736">
                <text:p>0.0029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982">
                <text:p>0.0029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9904">
                <text:p>0.00299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9988">
                <text:p>0.00299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0072">
                <text:p>0.00300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0156">
                <text:p>0.00301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024">
                <text:p>0.0030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0324">
                <text:p>0.003032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0408">
                <text:p>0.00304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30492">
                <text:p>0.00304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0576">
                <text:p>0.0030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066">
                <text:p>0.0030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96482412">
                <text:p>0.0964824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0744">
                <text:p>0.00307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0828">
                <text:p>0.0030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0912">
                <text:p>0.0030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0996">
                <text:p>0.0030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108">
                <text:p>0.0031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1164">
                <text:p>0.0031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1248">
                <text:p>0.0031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31332">
                <text:p>0.0031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1416">
                <text:p>0.0031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15">
                <text:p>0.0031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1584">
                <text:p>0.0031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1668">
                <text:p>0.0031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1752">
                <text:p>0.0031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1836">
                <text:p>0.0031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192">
                <text:p>0.003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2004">
                <text:p>0.0032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2088">
                <text:p>0.0032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2172">
                <text:p>0.0032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2256">
                <text:p>0.0032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234">
                <text:p>0.003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32424">
                <text:p>0.0032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32508">
                <text:p>0.0032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32592">
                <text:p>0.0032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32676">
                <text:p>0.00326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3276">
                <text:p>0.0032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32844">
                <text:p>0.00328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2928">
                <text:p>0.0032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33012">
                <text:p>0.0033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33096">
                <text:p>0.0033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3318">
                <text:p>0.0033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3264">
                <text:p>0.0033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33348">
                <text:p>0.00333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3432">
                <text:p>0.00334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33516">
                <text:p>0.0033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336">
                <text:p>0.003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33684">
                <text:p>0.00336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33768">
                <text:p>0.0033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3852">
                <text:p>0.00338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33936">
                <text:p>0.0033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3402">
                <text:p>0.0034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34104">
                <text:p>0.0034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4188">
                <text:p>0.00341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34272">
                <text:p>0.0034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4356">
                <text:p>0.00343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3444">
                <text:p>0.0034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34524">
                <text:p>0.0034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34608">
                <text:p>0.0034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4692">
                <text:p>0.00346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34776">
                <text:p>0.0034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3486">
                <text:p>0.0034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944">
                <text:p>0.0034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35028">
                <text:p>0.0035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35112">
                <text:p>0.0035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5196">
                <text:p>0.0035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3528">
                <text:p>0.0035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35364">
                <text:p>0.00353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5448">
                <text:p>0.0035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5532">
                <text:p>0.00355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35616">
                <text:p>0.0035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57">
                <text:p>0.0035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35784">
                <text:p>0.0035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35868">
                <text:p>0.00358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35952">
                <text:p>0.0035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36036">
                <text:p>0.00360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3612">
                <text:p>0.0036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36204">
                <text:p>0.00362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6288">
                <text:p>0.0036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36372">
                <text:p>0.00363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36456">
                <text:p>0.0036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3654">
                <text:p>0.0036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36624">
                <text:p>0.0036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36708">
                <text:p>0.0036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36792">
                <text:p>0.0036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36876">
                <text:p>0.00368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3696">
                <text:p>0.003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37044">
                <text:p>0.00370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7128">
                <text:p>0.0037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37212">
                <text:p>0.0037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37296">
                <text:p>0.00372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3738">
                <text:p>0.00373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37464">
                <text:p>0.0037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37548">
                <text:p>0.00375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37632">
                <text:p>0.0037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37716">
                <text:p>0.0037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378">
                <text:p>0.003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37884">
                <text:p>0.0037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37968">
                <text:p>0.0037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38052">
                <text:p>0.00380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38136">
                <text:p>0.0038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3822">
                <text:p>0.00382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8304">
                <text:p>0.00383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8388">
                <text:p>0.00383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8472">
                <text:p>0.0038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8556">
                <text:p>0.00385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864">
                <text:p>0.0038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38724">
                <text:p>0.00387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38808">
                <text:p>0.00388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38892">
                <text:p>0.00388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38976">
                <text:p>0.0038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3906">
                <text:p>0.0039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39144">
                <text:p>0.00391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39228">
                <text:p>0.00392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9312">
                <text:p>0.00393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9396">
                <text:p>0.00393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3948">
                <text:p>0.0039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39564">
                <text:p>0.00395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39648">
                <text:p>0.00396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39732">
                <text:p>0.00397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39816">
                <text:p>0.00398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99">
                <text:p>0.00399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984">
                <text:p>0.00399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40068">
                <text:p>0.00400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65326633">
                <text:p>-0.2653266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40152">
                <text:p>0.0040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40236">
                <text:p>0.00402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20603015">
                <text:p>-0.120603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032">
                <text:p>0.004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72361809">
                <text:p>-0.0723618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0404">
                <text:p>0.0040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0488">
                <text:p>0.0040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0572">
                <text:p>0.00405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0656">
                <text:p>0.00406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074">
                <text:p>0.0040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0824">
                <text:p>0.0040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0908">
                <text:p>0.0040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0992">
                <text:p>0.00409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1076">
                <text:p>0.00410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116">
                <text:p>0.0041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1244">
                <text:p>0.00412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1328">
                <text:p>0.00413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1412">
                <text:p>0.00414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1496">
                <text:p>0.0041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158">
                <text:p>0.0041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1664">
                <text:p>0.0041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1748">
                <text:p>0.0041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1832">
                <text:p>0.0041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1916">
                <text:p>0.00419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2">
                <text:p>0.00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42084">
                <text:p>0.0042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2168">
                <text:p>0.0042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2252">
                <text:p>0.0042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42336">
                <text:p>0.0042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4242">
                <text:p>0.0042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42504">
                <text:p>0.0042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42588">
                <text:p>0.0042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42672">
                <text:p>0.0042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42756">
                <text:p>0.0042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4284">
                <text:p>0.004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42924">
                <text:p>0.0042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43008">
                <text:p>0.0043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43092">
                <text:p>0.0043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43176">
                <text:p>0.0043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4326">
                <text:p>0.0043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43344">
                <text:p>0.0043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43428">
                <text:p>0.00434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43512">
                <text:p>0.0043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43596">
                <text:p>0.00435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368">
                <text:p>0.004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3764">
                <text:p>0.0043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43848">
                <text:p>0.0043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3932">
                <text:p>0.0043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016">
                <text:p>0.0044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41">
                <text:p>0.0044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4184">
                <text:p>0.0044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44268">
                <text:p>0.0044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44352">
                <text:p>0.0044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44436">
                <text:p>0.0044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452">
                <text:p>0.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44604">
                <text:p>0.0044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44688">
                <text:p>0.0044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4772">
                <text:p>0.0044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44856">
                <text:p>0.0044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4494">
                <text:p>0.0044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45024">
                <text:p>0.0045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45108">
                <text:p>0.0045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45192">
                <text:p>0.0045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45276">
                <text:p>0.0045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4536">
                <text:p>0.004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45444">
                <text:p>0.0045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45528">
                <text:p>0.0045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5612">
                <text:p>0.0045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45696">
                <text:p>0.0045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4578">
                <text:p>0.0045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5864">
                <text:p>0.0045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45948">
                <text:p>0.00459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6032">
                <text:p>0.0046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46116">
                <text:p>0.00461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62">
                <text:p>0.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46284">
                <text:p>0.0046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46368">
                <text:p>0.0046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46452">
                <text:p>0.0046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46536">
                <text:p>0.0046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4662">
                <text:p>0.0046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46704">
                <text:p>0.0046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46788">
                <text:p>0.0046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46872">
                <text:p>0.0046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46956">
                <text:p>0.0046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4704">
                <text:p>0.0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47124">
                <text:p>0.00471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47208">
                <text:p>0.0047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47292">
                <text:p>0.0047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47376">
                <text:p>0.0047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4746">
                <text:p>0.0047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47544">
                <text:p>0.0047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47628">
                <text:p>0.0047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47712">
                <text:p>0.00477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47796">
                <text:p>0.0047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4788">
                <text:p>0.0047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47964">
                <text:p>0.0047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48048">
                <text:p>0.0048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48132">
                <text:p>0.00481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48216">
                <text:p>0.0048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483">
                <text:p>0.0048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48384">
                <text:p>0.00483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48468">
                <text:p>0.00484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48552">
                <text:p>0.0048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48636">
                <text:p>0.00486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4872">
                <text:p>0.004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48804">
                <text:p>0.0048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48888">
                <text:p>0.0048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48972">
                <text:p>0.0048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49056">
                <text:p>0.0049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4914">
                <text:p>0.0049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49224">
                <text:p>0.0049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49308">
                <text:p>0.00493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49392">
                <text:p>0.0049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49476">
                <text:p>0.0049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4956">
                <text:p>0.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49644">
                <text:p>0.00496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49728">
                <text:p>0.00497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49812">
                <text:p>0.0049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49896">
                <text:p>0.00498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4998">
                <text:p>0.0049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0064">
                <text:p>0.00500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0148">
                <text:p>0.00501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0232">
                <text:p>0.00502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0316">
                <text:p>0.00503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04">
                <text:p>0.005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0484">
                <text:p>0.00504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0568">
                <text:p>0.00505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0652">
                <text:p>0.00506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0736">
                <text:p>0.00507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082">
                <text:p>0.0050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0904">
                <text:p>0.0050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0988">
                <text:p>0.0050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72">
                <text:p>0.0051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156">
                <text:p>0.00511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24">
                <text:p>0.0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324">
                <text:p>0.00513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408">
                <text:p>0.0051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492">
                <text:p>0.0051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1576">
                <text:p>0.0051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166">
                <text:p>0.0051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1744">
                <text:p>0.0051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1828">
                <text:p>0.0051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51912">
                <text:p>0.0051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1996">
                <text:p>0.0051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5208">
                <text:p>0.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52164">
                <text:p>0.0052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52248">
                <text:p>0.0052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52332">
                <text:p>0.0052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2416">
                <text:p>0.0052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525">
                <text:p>0.005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52584">
                <text:p>0.0052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52668">
                <text:p>0.00526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52752">
                <text:p>0.0052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52836">
                <text:p>0.0052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5292">
                <text:p>0.005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53004">
                <text:p>0.0053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53088">
                <text:p>0.0053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3172">
                <text:p>0.0053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53256">
                <text:p>0.00532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334">
                <text:p>0.0053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53424">
                <text:p>0.0053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3508">
                <text:p>0.0053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53592">
                <text:p>0.0053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53676">
                <text:p>0.0053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5376">
                <text:p>0.005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53844">
                <text:p>0.00538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53928">
                <text:p>0.0053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54012">
                <text:p>0.00540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54096">
                <text:p>0.0054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5418">
                <text:p>0.0054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4264">
                <text:p>0.0054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54348">
                <text:p>0.00543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4432">
                <text:p>0.0054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4516">
                <text:p>0.0054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546">
                <text:p>0.005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54684">
                <text:p>0.00546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54768">
                <text:p>0.00547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54852">
                <text:p>0.0054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54936">
                <text:p>0.0054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5502">
                <text:p>0.0055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55104">
                <text:p>0.0055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55188">
                <text:p>0.00551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55272">
                <text:p>0.00552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55356">
                <text:p>0.00553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544">
                <text:p>0.005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55524">
                <text:p>0.00555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55608">
                <text:p>0.0055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55692">
                <text:p>0.00556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55776">
                <text:p>0.0055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5586">
                <text:p>0.0055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5944">
                <text:p>0.0055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56028">
                <text:p>0.00560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56112">
                <text:p>0.0056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56196">
                <text:p>0.0056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5628">
                <text:p>0.0056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364">
                <text:p>0.00563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56448">
                <text:p>0.0056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6532">
                <text:p>0.00565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56616">
                <text:p>0.0056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7">
                <text:p>0.0056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56784">
                <text:p>0.0056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56868">
                <text:p>0.00568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56952">
                <text:p>0.0056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57036">
                <text:p>0.00570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712">
                <text:p>0.005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57204">
                <text:p>0.00572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57288">
                <text:p>0.0057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57372">
                <text:p>0.00573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57456">
                <text:p>0.00574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5754">
                <text:p>0.0057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7624">
                <text:p>0.0057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57708">
                <text:p>0.0057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7792">
                <text:p>0.0057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57876">
                <text:p>0.00578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5796">
                <text:p>0.0057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58044">
                <text:p>0.00580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8128">
                <text:p>0.0058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58212">
                <text:p>0.0058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58296">
                <text:p>0.0058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5838">
                <text:p>0.0058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58464">
                <text:p>0.0058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58548">
                <text:p>0.00585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58632">
                <text:p>0.00586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58716">
                <text:p>0.0058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88">
                <text:p>0.005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58884">
                <text:p>0.0058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58968">
                <text:p>0.0058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59052">
                <text:p>0.00590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59136">
                <text:p>0.00591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5922">
                <text:p>0.00592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59304">
                <text:p>0.00593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9388">
                <text:p>0.00593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59472">
                <text:p>0.00594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59556">
                <text:p>0.00595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5964">
                <text:p>0.005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59724">
                <text:p>0.00597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9808">
                <text:p>0.00598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59892">
                <text:p>0.00598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59976">
                <text:p>0.00599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6006">
                <text:p>0.0060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289447236">
                <text:p>-0.2894472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60144">
                <text:p>0.0060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0228">
                <text:p>0.00602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60312">
                <text:p>0.0060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60396">
                <text:p>0.00603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6048">
                <text:p>0.0060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60564">
                <text:p>0.00605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0648">
                <text:p>0.0060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60732">
                <text:p>0.0060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60816">
                <text:p>0.0060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09">
                <text:p>0.0060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60984">
                <text:p>0.0060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61068">
                <text:p>0.00610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61152">
                <text:p>0.00611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61236">
                <text:p>0.00612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6132">
                <text:p>0.0061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61404">
                <text:p>0.0061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1488">
                <text:p>0.0061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61572">
                <text:p>0.0061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61656">
                <text:p>0.0061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6174">
                <text:p>0.0061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61824">
                <text:p>0.0061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61908">
                <text:p>0.00619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61992">
                <text:p>0.00619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62076">
                <text:p>0.0062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6216">
                <text:p>0.006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62244">
                <text:p>0.00622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62328">
                <text:p>0.0062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62412">
                <text:p>0.00624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62496">
                <text:p>0.0062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258">
                <text:p>0.0062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62664">
                <text:p>0.0062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62748">
                <text:p>0.0062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2832">
                <text:p>0.0062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2916">
                <text:p>0.00629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">
                <text:p>0.006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3084">
                <text:p>0.0063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3168">
                <text:p>0.0063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3252">
                <text:p>0.00632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3336">
                <text:p>0.0063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342">
                <text:p>0.0063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3504">
                <text:p>0.0063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3588">
                <text:p>0.0063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3672">
                <text:p>0.0063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3756">
                <text:p>0.0063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384">
                <text:p>0.006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3924">
                <text:p>0.0063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4008">
                <text:p>0.0064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4092">
                <text:p>0.0064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4176">
                <text:p>0.0064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6426">
                <text:p>0.0064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64344">
                <text:p>0.0064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64428">
                <text:p>0.0064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4512">
                <text:p>0.0064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64596">
                <text:p>0.0064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6468">
                <text:p>0.006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64764">
                <text:p>0.00647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64848">
                <text:p>0.0064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64932">
                <text:p>0.0064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65016">
                <text:p>0.0065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651">
                <text:p>0.0065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65184">
                <text:p>0.00651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65268">
                <text:p>0.0065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65352">
                <text:p>0.0065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65436">
                <text:p>0.0065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6552">
                <text:p>0.0065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65604">
                <text:p>0.0065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65688">
                <text:p>0.0065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65772">
                <text:p>0.00657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65856">
                <text:p>0.0065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6594">
                <text:p>0.0065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66024">
                <text:p>0.00660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66108">
                <text:p>0.00661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66192">
                <text:p>0.0066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6276">
                <text:p>0.0066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6636">
                <text:p>0.006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66444">
                <text:p>0.0066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66528">
                <text:p>0.0066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66612">
                <text:p>0.0066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66696">
                <text:p>0.00666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6678">
                <text:p>0.0066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66864">
                <text:p>0.00668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66948">
                <text:p>0.00669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67032">
                <text:p>0.0067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67116">
                <text:p>0.00671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672">
                <text:p>0.00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7284">
                <text:p>0.0067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67368">
                <text:p>0.0067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67452">
                <text:p>0.00674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67536">
                <text:p>0.00675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6762">
                <text:p>0.0067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67704">
                <text:p>0.00677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67788">
                <text:p>0.0067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67872">
                <text:p>0.0067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67956">
                <text:p>0.0067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6804">
                <text:p>0.0068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8124">
                <text:p>0.00681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68208">
                <text:p>0.00682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68292">
                <text:p>0.00682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68376">
                <text:p>0.0068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6846">
                <text:p>0.0068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68544">
                <text:p>0.0068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68628">
                <text:p>0.00686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68712">
                <text:p>0.0068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68796">
                <text:p>0.00687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6888">
                <text:p>0.0068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68964">
                <text:p>0.00689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69048">
                <text:p>0.0069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69132">
                <text:p>0.00691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69216">
                <text:p>0.0069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693">
                <text:p>0.0069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69384">
                <text:p>0.0069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69468">
                <text:p>0.0069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69552">
                <text:p>0.0069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69636">
                <text:p>0.00696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6972">
                <text:p>0.0069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69804">
                <text:p>0.0069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69888">
                <text:p>0.0069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69972">
                <text:p>0.0069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70056">
                <text:p>0.007005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7014">
                <text:p>0.0070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70224">
                <text:p>0.00702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70308">
                <text:p>0.00703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70392">
                <text:p>0.00703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70476">
                <text:p>0.00704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7056">
                <text:p>0.0070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70644">
                <text:p>0.00706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70728">
                <text:p>0.00707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70812">
                <text:p>0.0070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64321608">
                <text:p>0.0643216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70896">
                <text:p>0.00708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7098">
                <text:p>0.0070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0201005">
                <text:p>0.0402010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71064">
                <text:p>0.00710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24120603">
                <text:p>0.0241206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71148">
                <text:p>0.0071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71232">
                <text:p>0.00712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71316">
                <text:p>0.00713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714">
                <text:p>0.0071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71484">
                <text:p>0.00714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71568">
                <text:p>0.00715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71652">
                <text:p>0.00716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71736">
                <text:p>0.0071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7182">
                <text:p>0.00718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71904">
                <text:p>0.0071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71988">
                <text:p>0.0071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72072">
                <text:p>0.0072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72156">
                <text:p>0.0072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7224">
                <text:p>0.0072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72324">
                <text:p>0.00723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72408">
                <text:p>0.0072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72492">
                <text:p>0.0072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72576">
                <text:p>0.0072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7266">
                <text:p>0.0072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72744">
                <text:p>0.00727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72828">
                <text:p>0.0072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72912">
                <text:p>0.0072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72996">
                <text:p>0.0072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7308">
                <text:p>0.0073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73164">
                <text:p>0.0073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73248">
                <text:p>0.00732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73332">
                <text:p>0.00733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73416">
                <text:p>0.00734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735">
                <text:p>0.0073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73584">
                <text:p>0.0073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73668">
                <text:p>0.00736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73752">
                <text:p>0.00737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73836">
                <text:p>0.00738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7392">
                <text:p>0.007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74004">
                <text:p>0.0074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74088">
                <text:p>0.0074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74172">
                <text:p>0.0074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74256">
                <text:p>0.0074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7434">
                <text:p>0.0074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74424">
                <text:p>0.0074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74508">
                <text:p>0.0074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74592">
                <text:p>0.0074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74676">
                <text:p>0.00746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7476">
                <text:p>0.007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74844">
                <text:p>0.00748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74928">
                <text:p>0.00749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75012">
                <text:p>0.00750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75096">
                <text:p>0.00750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7518">
                <text:p>0.0075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75264">
                <text:p>0.0075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75348">
                <text:p>0.00753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75432">
                <text:p>0.0075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5516">
                <text:p>0.00755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56">
                <text:p>0.007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5684">
                <text:p>0.0075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5768">
                <text:p>0.0075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5852">
                <text:p>0.0075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75936">
                <text:p>0.00759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7602">
                <text:p>0.0076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76104">
                <text:p>0.0076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76188">
                <text:p>0.00761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76272">
                <text:p>0.0076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76356">
                <text:p>0.00763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7644">
                <text:p>0.007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76524">
                <text:p>0.0076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76608">
                <text:p>0.00766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76692">
                <text:p>0.00766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76776">
                <text:p>0.0076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7686">
                <text:p>0.0076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76944">
                <text:p>0.0076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77028">
                <text:p>0.0077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77112">
                <text:p>0.00771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77196">
                <text:p>0.0077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7728">
                <text:p>0.007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77364">
                <text:p>0.00773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77448">
                <text:p>0.00774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77532">
                <text:p>0.00775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77616">
                <text:p>0.0077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777">
                <text:p>0.0077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77784">
                <text:p>0.0077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77868">
                <text:p>0.00778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77952">
                <text:p>0.00779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78036">
                <text:p>0.00780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7812">
                <text:p>0.0078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78204">
                <text:p>0.00782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78288">
                <text:p>0.0078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78372">
                <text:p>0.00783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78456">
                <text:p>0.0078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7854">
                <text:p>0.0078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78624">
                <text:p>0.0078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78708">
                <text:p>0.0078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78792">
                <text:p>0.0078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78876">
                <text:p>0.00788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7896">
                <text:p>0.007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79044">
                <text:p>0.00790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79128">
                <text:p>0.00791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79212">
                <text:p>0.0079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79296">
                <text:p>0.00792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7938">
                <text:p>0.0079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79464">
                <text:p>0.00794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79548">
                <text:p>0.00795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79632">
                <text:p>0.00796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79716">
                <text:p>0.00797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798">
                <text:p>0.007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79884">
                <text:p>0.0079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79968">
                <text:p>0.00799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0052">
                <text:p>0.00800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32160804">
                <text:p>-0.321608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80136">
                <text:p>0.0080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8022">
                <text:p>0.0080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80304">
                <text:p>0.0080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-0.08040201">
                <text:p>-0.080402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80388">
                <text:p>0.00803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80472">
                <text:p>0.00804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80556">
                <text:p>0.00805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8064">
                <text:p>0.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08040201">
                <text:p>0.080402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80724">
                <text:p>0.00807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80808">
                <text:p>0.00808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44723618">
                <text:p>0.1447236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80892">
                <text:p>0.00808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80976">
                <text:p>0.0080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8106">
                <text:p>0.0081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81144">
                <text:p>0.00811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81228">
                <text:p>0.0081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81312">
                <text:p>0.0081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81396">
                <text:p>0.00813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8148">
                <text:p>0.0081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81564">
                <text:p>0.0081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81648">
                <text:p>0.00816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81732">
                <text:p>0.00817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81816">
                <text:p>0.00818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819">
                <text:p>0.0081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81984">
                <text:p>0.00819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82068">
                <text:p>0.00820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82152">
                <text:p>0.0082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82236">
                <text:p>0.0082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8232">
                <text:p>0.0082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82404">
                <text:p>0.00824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82488">
                <text:p>0.00824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82572">
                <text:p>0.0082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82656">
                <text:p>0.0082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8274">
                <text:p>0.0082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82824">
                <text:p>0.00828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82908">
                <text:p>0.00829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82992">
                <text:p>0.0082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83076">
                <text:p>0.00830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8316">
                <text:p>0.008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83244">
                <text:p>0.00832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3328">
                <text:p>0.00833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83412">
                <text:p>0.00834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83496">
                <text:p>0.00834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8358">
                <text:p>0.0083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83664">
                <text:p>0.008366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83748">
                <text:p>0.0083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83832">
                <text:p>0.00838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83916">
                <text:p>0.0083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4">
                <text:p>0.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4084">
                <text:p>0.0084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168">
                <text:p>0.00841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252">
                <text:p>0.0084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84336">
                <text:p>0.00843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8442">
                <text:p>0.0084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84504">
                <text:p>0.00845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84588">
                <text:p>0.00845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84672">
                <text:p>0.0084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84756">
                <text:p>0.00847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8484">
                <text:p>0.0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84924">
                <text:p>0.00849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85008">
                <text:p>0.00850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85092">
                <text:p>0.0085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85176">
                <text:p>0.00851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8526">
                <text:p>0.0085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85344">
                <text:p>0.00853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85428">
                <text:p>0.00854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85512">
                <text:p>0.0085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85596">
                <text:p>0.0085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8568">
                <text:p>0.0085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85764">
                <text:p>0.0085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85848">
                <text:p>0.00858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85932">
                <text:p>0.00859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86016">
                <text:p>0.00860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861">
                <text:p>0.0086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86184">
                <text:p>0.0086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86268">
                <text:p>0.00862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86352">
                <text:p>0.008635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86436">
                <text:p>0.00864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8652">
                <text:p>0.0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86604">
                <text:p>0.00866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86688">
                <text:p>0.00866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86772">
                <text:p>0.0086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86856">
                <text:p>0.00868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8694">
                <text:p>0.0086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87024">
                <text:p>0.0087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87108">
                <text:p>0.0087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87192">
                <text:p>0.0087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87276">
                <text:p>0.00872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8736">
                <text:p>0.008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87444">
                <text:p>0.00874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87528">
                <text:p>0.008752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87612">
                <text:p>0.00876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87696">
                <text:p>0.0087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8778">
                <text:p>0.0087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87864">
                <text:p>0.0087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87948">
                <text:p>0.0087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88032">
                <text:p>0.0088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88116">
                <text:p>0.00881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882">
                <text:p>0.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88284">
                <text:p>0.0088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88368">
                <text:p>0.00883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88452">
                <text:p>0.0088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88536">
                <text:p>0.0088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8862">
                <text:p>0.0088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88704">
                <text:p>0.0088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88788">
                <text:p>0.0088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88872">
                <text:p>0.00888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88956">
                <text:p>0.00889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8904">
                <text:p>0.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89124">
                <text:p>0.00891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89208">
                <text:p>0.00892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89292">
                <text:p>0.0089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89376">
                <text:p>0.00893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8946">
                <text:p>0.0089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89544">
                <text:p>0.00895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89628">
                <text:p>0.0089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89712">
                <text:p>0.0089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89796">
                <text:p>0.0089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8241206">
                <text:p>0.4824120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8988">
                <text:p>0.008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89964">
                <text:p>0.0089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474371859">
                <text:p>0.4743718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90048">
                <text:p>0.009004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90132">
                <text:p>0.00901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90216">
                <text:p>0.00902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903">
                <text:p>0.0090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90384">
                <text:p>0.00903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90468">
                <text:p>0.00904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152763819">
                <text:p>0.15276381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90552">
                <text:p>0.00905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90636">
                <text:p>0.00906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104522613">
                <text:p>0.1045226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9072">
                <text:p>0.009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88442211">
                <text:p>0.0884422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90804">
                <text:p>0.00908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90888">
                <text:p>0.00908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90972">
                <text:p>0.00909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91056">
                <text:p>0.00910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032160804">
                <text:p>0.03216080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9114">
                <text:p>0.0091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91224">
                <text:p>0.00912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016080402">
                <text:p>0.0160804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91308">
                <text:p>0.00913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91392">
                <text:p>0.00913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91476">
                <text:p>0.00914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9156">
                <text:p>0.0091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91644">
                <text:p>0.0091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91728">
                <text:p>0.0091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91812">
                <text:p>0.0091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24120603">
                <text:p>-0.0241206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91896">
                <text:p>0.00918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9198">
                <text:p>0.00919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32160804">
                <text:p>-0.0321608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92064">
                <text:p>0.0092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92148">
                <text:p>0.00921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92232">
                <text:p>0.00922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92316">
                <text:p>0.0092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924">
                <text:p>0.009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92484">
                <text:p>0.0092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92568">
                <text:p>0.0092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92652">
                <text:p>0.0092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92736">
                <text:p>0.00927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9282">
                <text:p>0.0092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92904">
                <text:p>0.00929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92988">
                <text:p>0.00929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93072">
                <text:p>0.00930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93156">
                <text:p>0.00931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9324">
                <text:p>0.009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93324">
                <text:p>0.00933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93408">
                <text:p>0.0093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93492">
                <text:p>0.0093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93576">
                <text:p>0.0093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9366">
                <text:p>0.0093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93744">
                <text:p>0.0093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93828">
                <text:p>0.0093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93912">
                <text:p>0.0093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93996">
                <text:p>0.00939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9408">
                <text:p>0.0094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94164">
                <text:p>0.00941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94248">
                <text:p>0.00942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94332">
                <text:p>0.00943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94416">
                <text:p>0.00944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945">
                <text:p>0.0094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94584">
                <text:p>0.00945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94668">
                <text:p>0.0094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94752">
                <text:p>0.00947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94836">
                <text:p>0.00948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9492">
                <text:p>0.0094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95004">
                <text:p>0.00950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95088">
                <text:p>0.00950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95172">
                <text:p>0.00951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95256">
                <text:p>0.00952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9534">
                <text:p>0.0095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95424">
                <text:p>0.00954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95508">
                <text:p>0.00955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95592">
                <text:p>0.00955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95676">
                <text:p>0.0095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9576">
                <text:p>0.0095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95844">
                <text:p>0.00958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95928">
                <text:p>0.00959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96012">
                <text:p>0.00960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96096">
                <text:p>0.00960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9618">
                <text:p>0.00961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96264">
                <text:p>0.00962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96348">
                <text:p>0.00963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96432">
                <text:p>0.00964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96516">
                <text:p>0.00965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966">
                <text:p>0.009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96684">
                <text:p>0.00966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96768">
                <text:p>0.00967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96852">
                <text:p>0.00968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96936">
                <text:p>0.0096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9702">
                <text:p>0.00970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97104">
                <text:p>0.0097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97188">
                <text:p>0.00971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97272">
                <text:p>0.0097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97356">
                <text:p>0.00973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9744">
                <text:p>0.0097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97524">
                <text:p>0.00975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97608">
                <text:p>0.00976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97692">
                <text:p>0.00976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97776">
                <text:p>0.00977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9786">
                <text:p>0.0097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97944">
                <text:p>0.00979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98028">
                <text:p>0.0098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98112">
                <text:p>0.0098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98196">
                <text:p>0.0098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9828">
                <text:p>0.0098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98364">
                <text:p>0.00983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98448">
                <text:p>0.0098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98532">
                <text:p>0.00985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98616">
                <text:p>0.0098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987">
                <text:p>0.00987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98784">
                <text:p>0.0098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98868">
                <text:p>0.00988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98952">
                <text:p>0.0098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99036">
                <text:p>0.00990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9912">
                <text:p>0.0099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99204">
                <text:p>0.00992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99288">
                <text:p>0.0099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99372">
                <text:p>0.00993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99456">
                <text:p>0.0099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9954">
                <text:p>0.0099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99624">
                <text:p>0.0099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99708">
                <text:p>0.0099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99792">
                <text:p>0.00997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99876">
                <text:p>0.00998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56281407">
                <text:p>-0.056281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